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61.15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4.64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3.81mm"/>
    </style:style>
    <style:style style:name="co13" style:family="table-column">
      <style:table-column-properties fo:break-before="auto" style:column-width="10.5mm"/>
    </style:style>
    <style:style style:name="co14" style:family="table-column">
      <style:table-column-properties fo:break-before="auto" style:column-width="26.9mm"/>
    </style:style>
    <style:style style:name="co15" style:family="table-column">
      <style:table-column-properties fo:break-before="auto" style:column-width="11.32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2.23mm"/>
    </style:style>
    <style:style style:name="co18" style:family="table-column">
      <style:table-column-properties fo:break-before="auto" style:column-width="23.04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5.5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4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4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8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2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5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23:Sheet1.G123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5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20"/>
        <table:table-column table:style-name="co15" table:default-cell-style-name="ce21"/>
        <table:table-column table:style-name="co16" table:number-columns-repeated="3" table:default-cell-style-name="ce3"/>
        <table:table-column table:style-name="co17" table:default-cell-style-name="ce23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27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6" office:value-type="string" calcext:value-type="string">
            <text:p>Prix unitaire / unité de compte Lt</text:p>
          </table:table-cell>
          <table:table-cell table:style-name="ce16" office:value-type="string" calcext:value-type="string">
            <text:p>Prix unitaire / unité de compte Sous</text:p>
          </table:table-cell>
          <table:table-cell table:style-name="ce16" office:value-type="string" calcext:value-type="string">
            <text:p>Prix unitaire / unité de compte Deniers</text:p>
          </table:table-cell>
          <table:table-cell table:style-name="ce18" office:value-type="string" calcext:value-type="string">
            <text:p>Prix unitaire en décimale de Lt</text:p>
          </table:table-cell>
          <table:table-cell table:style-name="ce16" office:value-type="string" calcext:value-type="string">
            <text:p>Valeur en livres tournois</text:p>
          </table:table-cell>
          <table:table-cell table:style-name="ce16" office:value-type="string" calcext:value-type="string">
            <text:p>valeur en sous</text:p>
          </table:table-cell>
          <table:table-cell table:style-name="ce16" office:value-type="string" calcext:value-type="string">
            <text:p>valeur en denier</text:p>
          </table:table-cell>
          <table:table-cell table:style-name="ce16" office:value-type="string" calcext:value-type="string">
            <text:p>Valeur en décimale de livre tournois</text:p>
          </table:table-cell>
          <table:table-cell table:style-name="ce22" office:value-type="string" calcext:value-type="string">
            <text:p>Valeur calculée</text:p>
          </table:table-cell>
          <table:table-cell table:style-name="ce24" office:value-type="string" calcext:value-type="string">
            <text:p>Différence</text:p>
          </table:table-cell>
          <table:table-cell table:style-name="ce25" office:value-type="string" calcext:value-type="string">
            <text:p>Remarques</text:p>
          </table:table-cell>
          <table:table-cell table:style-name="ce26"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450" calcext:value-type="float">
            <text:p>450,00</text:p>
          </table:table-cell>
          <table:table-cell table:style-name="ce13" office:value-type="string" calcext:value-type="string">
            <text:p>tierçons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19" table:formula="of:=[.L2]+([.M2]/20)+([.N2]/240)" office:value-type="float" office:value="50" calcext:value-type="float">
            <text:p>50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22500" calcext:value-type="float">
            <text:p>22 500,0000</text:p>
          </table:table-cell>
          <table:table-cell table:formula="of:=[.S2]-[.T2]" office:value-type="float" office:value="-22500" calcext:value-type="float">
            <text:p>-22500</text:p>
          </table:table-cell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789" calcext:value-type="float">
            <text:p>789,00</text:p>
          </table:table-cell>
          <table:table-cell office:value-type="string" calcext:value-type="string">
            <text:p>frequins</text:p>
          </table:table-cell>
          <table:table-cell office:value-type="float" office:value="26" calcext:value-type="float">
            <text:p>26,00</text:p>
          </table:table-cell>
          <table:table-cell table:number-columns-repeated="2"/>
          <table:table-cell table:style-name="ce19" table:formula="of:=[.L3]+([.M3]/20)+([.N3]/240)" office:value-type="float" office:value="26" calcext:value-type="float">
            <text:p>26,0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20514" calcext:value-type="float">
            <text:p>20 514,0000</text:p>
          </table:table-cell>
          <table:table-cell table:formula="of:=[.S3]-[.T3]" office:value-type="float" office:value="-20514" calcext:value-type="float">
            <text:p>-20514</text:p>
          </table:table-cell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</text:p>
          </table:table-cell>
          <table:table-cell table:number-columns-repeated="2"/>
          <table:table-cell table:style-name="ce19" table:formula="of:=[.L4]+([.M4]/20)+([.N4]/240)" office:value-type="float" office:value="40" calcext:value-type="float">
            <text:p>40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2000" calcext:value-type="float">
            <text:p>2 000,0000</text:p>
          </table:table-cell>
          <table:table-cell table:formula="of:=[.S4]-[.T4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469" calcext:value-type="float">
            <text:p>469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table:style-name="ce19" table:formula="of:=[.L5]+([.M5]/20)+([.N5]/240)" office:value-type="float" office:value="10" calcext:value-type="float">
            <text:p>10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4690" calcext:value-type="float">
            <text:p>4 690,0000</text:p>
          </table:table-cell>
          <table:table-cell table:formula="of:=[.S5]-[.T5]" office:value-type="float" office:value="-4690" calcext:value-type="float">
            <text:p>-4690</text:p>
          </table:table-cell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rchandises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table:number-columns-repeated="5"/>
          <table:table-cell table:style-name="ce19" table:formula="of:=[.L6]+([.M6]/20)+([.N6]/240)" office:value-type="float" office:value="0" calcext:value-type="float">
            <text:p>0,00000</text:p>
          </table:table-cell>
          <table:table-cell office:value-type="float" office:value="593221" calcext:value-type="float">
            <text:p>593221</text:p>
          </table:table-cell>
          <table:table-cell table:number-columns-repeated="2"/>
          <table:table-cell table:formula="of:=[.P6]+0.05*[.Q6]+[.R6]/240" office:value-type="float" office:value="593221" calcext:value-type="float">
            <text:p>593221</text:p>
          </table:table-cell>
          <table:table-cell table:formula="of:=[.J6]*[.O6]" office:value-type="float" office:value="0" calcext:value-type="float">
            <text:p>0,0000</text:p>
          </table:table-cell>
          <table:table-cell table:formula="of:=[.S6]-[.T6]" office:value-type="float" office:value="593221" calcext:value-type="float">
            <text:p>593221</text:p>
          </table:table-cell>
          <table:table-cell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bac en feu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597385" calcext:value-type="float">
            <text:p>2 597 3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7]+([.M7]/20)+([.N7]/240)" office:value-type="float" office:value="0.25" calcext:value-type="float">
            <text:p>0,25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649346.25" calcext:value-type="float">
            <text:p>649 346,2500</text:p>
          </table:table-cell>
          <table:table-cell table:formula="of:=[.S7]-[.T7]" office:value-type="float" office:value="-649346.25" calcext:value-type="float">
            <text:p>-649346,25</text:p>
          </table:table-cell>
          <table:table-cell table:number-columns-repeated="100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04" calcext:value-type="float">
            <text:p>604,00</text:p>
          </table:table-cell>
          <table:table-cell office:value-type="string" calcext:value-type="string">
            <text:p>barils</text:p>
          </table:table-cell>
          <table:table-cell office:value-type="float" office:value="36" calcext:value-type="float">
            <text:p>36,00</text:p>
          </table:table-cell>
          <table:table-cell table:number-columns-repeated="2"/>
          <table:table-cell table:style-name="ce19" table:formula="of:=[.L8]+([.M8]/20)+([.N8]/240)" office:value-type="float" office:value="36" calcext:value-type="float">
            <text:p>36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21744" calcext:value-type="float">
            <text:p>21 744,0000</text:p>
          </table:table-cell>
          <table:table-cell table:formula="of:=[.S8]-[.T8]" office:value-type="float" office:value="-21744" calcext:value-type="float">
            <text:p>-21744</text:p>
          </table:table-cell>
          <table:table-cell table:number-columns-repeated="100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800" calcext:value-type="float">
            <text:p>4 800,00</text:p>
          </table:table-cell>
          <table:table-cell office:value-type="string" calcext:value-type="string">
            <text:p>en nombre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style-name="ce19" table:formula="of:=[.L9]+([.M9]/20)+([.N9]/240)" office:value-type="float" office:value="0.22" calcext:value-type="float">
            <text:p>0,22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1056" calcext:value-type="float">
            <text:p>1 056,0000</text:p>
          </table:table-cell>
          <table:table-cell table:formula="of:=[.S9]-[.T9]" office:value-type="float" office:value="-1056" calcext:value-type="float">
            <text:p>-1056</text:p>
          </table:table-cell>
          <table:table-cell office:value-type="string" calcext:value-type="string">
            <text:p>À 22 L %</text:p>
          </table:table-cell>
          <table:table-cell table:number-columns-repeated="100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rdage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800" calcext:value-type="float">
            <text:p>4 800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19" table:formula="of:=[.L10]+([.M10]/20)+([.N10]/240)" office:value-type="float" office:value="0" calcext:value-type="float">
            <text:p>0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0" calcext:value-type="float">
            <text:p>0,0000</text:p>
          </table:table-cell>
          <table:table-cell table:formula="of:=[.S10]-[.T10]" office:value-type="float" office:value="0" calcext:value-type="float">
            <text:p>0</text:p>
          </table:table-cell>
          <table:table-cell office:value-type="string" calcext:value-type="string">
            <text:p>à 3L 10s le pied cube</text:p>
          </table:table-cell>
          <table:table-cell table:number-columns-repeated="100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27000" calcext:value-type="float">
            <text:p>127 000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</text:p>
          </table:table-cell>
          <table:table-cell table:number-columns-repeated="2"/>
          <table:table-cell table:style-name="ce19" table:formula="of:=[.L11]+([.M11]/20)+([.N11]/240)" office:value-type="float" office:value="0.18" calcext:value-type="float">
            <text:p>0,18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22860" calcext:value-type="float">
            <text:p>22 860,0000</text:p>
          </table:table-cell>
          <table:table-cell table:formula="of:=[.S11]-[.T11]" office:value-type="float" office:value="-22860" calcext:value-type="float">
            <text:p>-22860</text:p>
          </table:table-cell>
          <table:table-cell office:value-type="string" calcext:value-type="string">
            <text:p>À 18 L %</text:p>
          </table:table-cell>
          <table:table-cell table:number-columns-repeated="100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bill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19" table:formula="of:=[.L12]+([.M12]/20)+([.N12]/240)" office:value-type="float" office:value="0" calcext:value-type="float">
            <text:p>0,0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0" calcext:value-type="float">
            <text:p>0,0000</text:p>
          </table:table-cell>
          <table:table-cell table:formula="of:=[.S12]-[.T12]" office:value-type="float" office:value="0" calcext:value-type="float">
            <text:p>0</text:p>
          </table:table-cell>
          <table:table-cell office:value-type="string" calcext:value-type="string">
            <text:p>À 6s la livre</text:p>
          </table:table-cell>
          <table:table-cell table:number-columns-repeated="100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spar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19" table:formula="of:=[.L13]+([.M13]/20)+([.N13]/240)" office:value-type="float" office:value="2.25" calcext:value-type="float">
            <text:p>2,25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90" calcext:value-type="float">
            <text:p>90,0000</text:p>
          </table:table-cell>
          <table:table-cell table:formula="of:=[.S13]-[.T13]" office:value-type="float" office:value="-90" calcext:value-type="float">
            <text:p>-90</text:p>
          </table:table-cell>
          <table:table-cell office:value-type="string" calcext:value-type="string">
            <text:p>À 40s ou 50s</text:p>
          </table:table-cell>
          <table:table-cell table:number-columns-repeated="100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table:number-columns-repeated="5"/>
          <table:table-cell table:style-name="ce19" table:formula="of:=[.L14]+([.M14]/20)+([.N14]/240)" office:value-type="float" office:value="0" calcext:value-type="float">
            <text:p>0,00000</text:p>
          </table:table-cell>
          <table:table-cell office:value-type="float" office:value="105000" calcext:value-type="float">
            <text:p>105000</text:p>
          </table:table-cell>
          <table:table-cell table:number-columns-repeated="2"/>
          <table:table-cell table:formula="of:=[.P14]+0.05*[.Q14]+[.R14]/240" office:value-type="float" office:value="105000" calcext:value-type="float">
            <text:p>105000</text:p>
          </table:table-cell>
          <table:table-cell table:formula="of:=[.J14]*[.O14]" office:value-type="float" office:value="0" calcext:value-type="float">
            <text:p>0,0000</text:p>
          </table:table-cell>
          <table:table-cell table:formula="of:=[.S14]-[.T14]" office:value-type="float" office:value="105000" calcext:value-type="float">
            <text:p>105000</text:p>
          </table:table-cell>
          <table:table-cell office:value-type="string" calcext:value-type="string">
            <text:p>valeur de 105000 L</text:p>
          </table:table-cell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Prusse de 5 pieds 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3320" calcext:value-type="float">
            <text:p>13 3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19" table:formula="of:=[.L15]+([.M15]/20)+([.N15]/240)" office:value-type="float" office:value="1.5" calcext:value-type="float">
            <text:p>1,5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19980" calcext:value-type="float">
            <text:p>19 980,0000</text:p>
          </table:table-cell>
          <table:table-cell table:formula="of:=[.S15]-[.T15]" office:value-type="float" office:value="-19980" calcext:value-type="float">
            <text:p>-19980</text:p>
          </table:table-cell>
          <table:table-cell office:value-type="string" calcext:value-type="string">
            <text:p>unité monétaire absente</text:p>
          </table:table-cell>
          <table:table-cell table:number-columns-repeated="100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emi-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240" calcext:value-type="float">
            <text:p>1 2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16]+([.M16]/20)+([.N16]/240)" office:value-type="float" office:value="1" calcext:value-type="float">
            <text:p>1,0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1240" calcext:value-type="float">
            <text:p>1 240,0000</text:p>
          </table:table-cell>
          <table:table-cell table:formula="of:=[.S16]-[.T16]" office:value-type="float" office:value="-1240" calcext:value-type="float">
            <text:p>-1240</text:p>
          </table:table-cell>
          <table:table-cell table:number-columns-repeated="100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2628" calcext:value-type="float">
            <text:p>12 62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17]+([.M17]/20)+([.N17]/240)" office:value-type="float" office:value="1" calcext:value-type="float">
            <text:p>1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12628" calcext:value-type="float">
            <text:p>12 628,0000</text:p>
          </table:table-cell>
          <table:table-cell table:formula="of:=[.S17]-[.T17]" office:value-type="float" office:value="-12628" calcext:value-type="float">
            <text:p>-12628</text:p>
          </table:table-cell>
          <table:table-cell table:number-columns-repeated="100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ogues de mor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733" calcext:value-type="float">
            <text:p>1 733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table:style-name="ce19" table:formula="of:=[.L18]+([.M18]/20)+([.N18]/240)" office:value-type="float" office:value="10" calcext:value-type="float">
            <text:p>10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17330" calcext:value-type="float">
            <text:p>17 330,0000</text:p>
          </table:table-cell>
          <table:table-cell table:formula="of:=[.S18]-[.T18]" office:value-type="float" office:value="-17330" calcext:value-type="float">
            <text:p>-17330</text:p>
          </table:table-cell>
          <table:table-cell table:number-columns-repeated="100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lpis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.5" calcext:value-type="float">
            <text:p>5,50</text:p>
          </table:table-cell>
          <table:table-cell/>
          <table:table-cell table:style-name="ce19" table:formula="of:=[.L19]+([.M19]/20)+([.N19]/240)" office:value-type="float" office:value="0.275" calcext:value-type="float">
            <text:p>0,275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55" calcext:value-type="float">
            <text:p>55,0000</text:p>
          </table:table-cell>
          <table:table-cell table:formula="of:=[.S19]-[.T19]" office:value-type="float" office:value="-55" calcext:value-type="float">
            <text:p>-55</text:p>
          </table:table-cell>
          <table:table-cell office:value-type="string" calcext:value-type="string">
            <text:p>À 5 ou 6s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</text:p>
          </table:table-cell>
          <table:table-cell table:number-columns-repeated="2"/>
          <table:table-cell table:style-name="ce19" table:formula="of:=[.L20]+([.M20]/20)+([.N20]/240)" office:value-type="float" office:value="0.3" calcext:value-type="float">
            <text:p>0,3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1080" calcext:value-type="float">
            <text:p>1 080,0000</text:p>
          </table:table-cell>
          <table:table-cell table:formula="of:=[.S20]-[.T20]" office:value-type="float" office:value="-1080" calcext:value-type="float">
            <text:p>-1080</text:p>
          </table:table-cell>
          <table:table-cell office:value-type="string" calcext:value-type="string">
            <text:p>À 30 L %</text:p>
          </table:table-cell>
          <table:table-cell table:number-columns-repeated="100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la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style-name="ce19" table:formula="of:=[.L21]+([.M21]/20)+([.N21]/240)" office:value-type="float" office:value="2.4" calcext:value-type="float">
            <text:p>2,4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240" calcext:value-type="float">
            <text:p>240,0000</text:p>
          </table:table-cell>
          <table:table-cell table:formula="of:=[.S21]-[.T21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9" calcext:value-type="float">
            <text:p>249,00</text:p>
          </table:table-cell>
          <table:table-cell office:value-type="string" calcext:value-type="string">
            <text:p>quarts</text:p>
          </table:table-cell>
          <table:table-cell office:value-type="float" office:value="40" calcext:value-type="float">
            <text:p>40,00</text:p>
          </table:table-cell>
          <table:table-cell table:number-columns-repeated="2"/>
          <table:table-cell table:style-name="ce19" table:formula="of:=[.L22]+([.M22]/20)+([.N22]/240)" office:value-type="float" office:value="40" calcext:value-type="float">
            <text:p>40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9960" calcext:value-type="float">
            <text:p>9 960,0000</text:p>
          </table:table-cell>
          <table:table-cell table:formula="of:=[.S22]-[.T22]" office:value-type="float" office:value="-9960" calcext:value-type="float">
            <text:p>-9960</text:p>
          </table:table-cell>
          <table:table-cell office:value-type="string" calcext:value-type="string">
            <text:p>36 L. <text:s/>40L</text:p>
          </table:table-cell>
          <table:table-cell table:number-columns-repeated="100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23]+([.M23]/20)+([.N23]/240)" office:value-type="float" office:value="1" calcext:value-type="float">
            <text:p>1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160" calcext:value-type="float">
            <text:p>160,0000</text:p>
          </table:table-cell>
          <table:table-cell table:formula="of:=[.S23]-[.T23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" calcext:value-type="float">
            <text:p>2,00</text:p>
          </table:table-cell>
          <table:table-cell/>
          <table:table-cell table:style-name="ce19" table:formula="of:=[.L24]+([.M24]/20)+([.N24]/240)" office:value-type="float" office:value="0.1" calcext:value-type="float">
            <text:p>0,1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200" calcext:value-type="float">
            <text:p>200,0000</text:p>
          </table:table-cell>
          <table:table-cell table:formula="of:=[.S24]-[.T24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aisses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table:style-name="ce19" table:formula="of:=[.L25]+([.M25]/20)+([.N25]/240)" office:value-type="float" office:value="11" calcext:value-type="float">
            <text:p>11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440" calcext:value-type="float">
            <text:p>440,0000</text:p>
          </table:table-cell>
          <table:table-cell table:formula="of:=[.S25]-[.T25]" office:value-type="float" office:value="-440" calcext:value-type="float">
            <text:p>-440</text:p>
          </table:table-cell>
          <table:table-cell office:value-type="string" calcext:value-type="string">
            <text:p>À 10 L ou 12 L</text:p>
          </table:table-cell>
          <table:table-cell table:number-columns-repeated="100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26]+([.M26]/20)+([.N26]/240)" office:value-type="float" office:value="0.3" calcext:value-type="float">
            <text:p>0,3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150" calcext:value-type="float">
            <text:p>150,0000</text:p>
          </table:table-cell>
          <table:table-cell table:formula="of:=[.S26]-[.T26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27]+([.M27]/20)+([.N27]/240)" office:value-type="float" office:value="0.3" calcext:value-type="float">
            <text:p>0,3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90" calcext:value-type="float">
            <text:p>90,0000</text:p>
          </table:table-cell>
          <table:table-cell table:formula="of:=[.S27]-[.T27]" office:value-type="float" office:value="-90" calcext:value-type="float">
            <text:p>-90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24081" calcext:value-type="float">
            <text:p>1 024 0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style-name="ce19" table:formula="of:=[.L28]+([.M28]/20)+([.N28]/240)" office:value-type="float" office:value="0.15" calcext:value-type="float">
            <text:p>0,15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153612.15" calcext:value-type="float">
            <text:p>153 612,1500</text:p>
          </table:table-cell>
          <table:table-cell table:formula="of:=[.S28]-[.T28]" office:value-type="float" office:value="-153612.15" calcext:value-type="float">
            <text:p>-153612,15</text:p>
          </table:table-cell>
          <table:table-cell table:number-columns-repeated="100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9" table:formula="of:=[.L29]+([.M29]/20)+([.N29]/240)" office:value-type="float" office:value="90" calcext:value-type="float">
            <text:p>90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2700" calcext:value-type="float">
            <text:p>2 700,0000</text:p>
          </table:table-cell>
          <table:table-cell table:formula="of:=[.S29]-[.T29]" office:value-type="float" office:value="-2700" calcext:value-type="float">
            <text:p>-2700</text:p>
          </table:table-cell>
          <table:table-cell table:number-columns-repeated="100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pl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380" calcext:value-type="float">
            <text:p>8 380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0</text:p>
          </table:table-cell>
          <table:table-cell/>
          <table:table-cell table:style-name="ce19" table:formula="of:=[.L30]+([.M30]/20)+([.N30]/240)" office:value-type="float" office:value="0.125" calcext:value-type="float">
            <text:p>0,125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1047.5" calcext:value-type="float">
            <text:p>1 047,5000</text:p>
          </table:table-cell>
          <table:table-cell table:formula="of:=[.S30]-[.T30]" office:value-type="float" office:value="-1047.5" calcext:value-type="float">
            <text:p>-1047,5</text:p>
          </table:table-cell>
          <table:table-cell office:value-type="string" calcext:value-type="string">
            <text:p>À 12 L . 10 S L %</text:p>
          </table:table-cell>
          <table:table-cell table:number-columns-repeated="100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5230" calcext:value-type="float">
            <text:p>55 2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style-name="ce19" table:formula="of:=[.L31]+([.M31]/20)+([.N31]/240)" office:value-type="float" office:value="0.15" calcext:value-type="float">
            <text:p>0,15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8284.5" calcext:value-type="float">
            <text:p>8 284,5000</text:p>
          </table:table-cell>
          <table:table-cell table:formula="of:=[.S31]-[.T31]" office:value-type="float" office:value="-8284.5" calcext:value-type="float">
            <text:p>-8284,5</text:p>
          </table:table-cell>
          <table:table-cell table:number-columns-repeated="100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76100" calcext:value-type="float">
            <text:p>176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32]+([.M32]/20)+([.N32]/240)" office:value-type="float" office:value="0.2" calcext:value-type="float">
            <text:p>0,2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35220" calcext:value-type="float">
            <text:p>35 220,0000</text:p>
          </table:table-cell>
          <table:table-cell table:formula="of:=[.S32]-[.T32]" office:value-type="float" office:value="-35220" calcext:value-type="float">
            <text:p>-35220</text:p>
          </table:table-cell>
          <table:table-cell table:number-columns-repeated="100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795" calcext:value-type="float">
            <text:p>10 7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,00</text:p>
          </table:table-cell>
          <table:table-cell/>
          <table:table-cell table:style-name="ce19" table:formula="of:=[.L33]+([.M33]/20)+([.N33]/240)" office:value-type="float" office:value="0.6" calcext:value-type="float">
            <text:p>0,6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6477" calcext:value-type="float">
            <text:p>6 477,0000</text:p>
          </table:table-cell>
          <table:table-cell table:formula="of:=[.S33]-[.T33]" office:value-type="float" office:value="-6477" calcext:value-type="float">
            <text:p>-6477</text:p>
          </table:table-cell>
          <table:table-cell table:number-columns-repeated="100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bottes</text:p>
          </table:table-cell>
          <table:table-cell table:number-columns-repeated="3"/>
          <table:table-cell table:style-name="ce19" table:formula="of:=[.L34]+([.M34]/20)+([.N34]/240)" office:value-type="float" office:value="0" calcext:value-type="float">
            <text:p>0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0" calcext:value-type="float">
            <text:p>0,0000</text:p>
          </table:table-cell>
          <table:table-cell table:formula="of:=[.S34]-[.T34]" office:value-type="float" office:value="0" calcext:value-type="float">
            <text:p>0</text:p>
          </table:table-cell>
          <table:table-cell office:value-type="string" calcext:value-type="string">
            <text:p>60 L %</text:p>
          </table:table-cell>
          <table:table-cell table:number-columns-repeated="100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aine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19" table:formula="of:=[.L35]+([.M35]/20)+([.N35]/240)" office:value-type="float" office:value="1.25" calcext:value-type="float">
            <text:p>1,25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500" calcext:value-type="float">
            <text:p>500,0000</text:p>
          </table:table-cell>
          <table:table-cell table:formula="of:=[.S35]-[.T35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è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400" calcext:value-type="float">
            <text:p>5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19" table:formula="of:=[.L36]+([.M36]/20)+([.N36]/240)" office:value-type="float" office:value="0.5" calcext:value-type="float">
            <text:p>0,5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2700" calcext:value-type="float">
            <text:p>2 700,0000</text:p>
          </table:table-cell>
          <table:table-cell table:formula="of:=[.S36]-[.T36]" office:value-type="float" office:value="-2700" calcext:value-type="float">
            <text:p>-2700</text:p>
          </table:table-cell>
          <table:table-cell table:number-columns-repeated="100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n peig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600" calcext:value-type="float">
            <text:p>8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,00</text:p>
          </table:table-cell>
          <table:table-cell/>
          <table:table-cell table:style-name="ce19" table:formula="of:=[.L37]+([.M37]/20)+([.N37]/240)" office:value-type="float" office:value="0.6" calcext:value-type="float">
            <text:p>0,6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5160" calcext:value-type="float">
            <text:p>5 160,0000</text:p>
          </table:table-cell>
          <table:table-cell table:formula="of:=[.S37]-[.T37]" office:value-type="float" office:value="-5160" calcext:value-type="float">
            <text:p>-5160</text:p>
          </table:table-cell>
          <table:table-cell table:number-columns-repeated="100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eules à tailland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2.5" calcext:value-type="float">
            <text:p>52,50</text:p>
          </table:table-cell>
          <table:table-cell/>
          <table:table-cell table:style-name="ce19" table:formula="of:=[.L38]+([.M38]/20)+([.N38]/240)" office:value-type="float" office:value="2.625" calcext:value-type="float">
            <text:p>2,625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262.5" calcext:value-type="float">
            <text:p>262,5000</text:p>
          </table:table-cell>
          <table:table-cell table:formula="of:=[.S38]-[.T38]" office:value-type="float" office:value="-262.5" calcext:value-type="float">
            <text:p>-262,5</text:p>
          </table:table-cell>
          <table:table-cell office:value-type="string" calcext:value-type="string">
            <text:p>À 45s ou 3L</text:p>
          </table:table-cell>
          <table:table-cell table:number-columns-repeated="100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nois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39]+([.M39]/20)+([.N39]/240)" office:value-type="float" office:value="0.3" calcext:value-type="float">
            <text:p>0,3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30" calcext:value-type="float">
            <text:p>30,0000</text:p>
          </table:table-cell>
          <table:table-cell table:formula="of:=[.S39]-[.T39]" office:value-type="float" office:value="-30" calcext:value-type="float">
            <text:p>-30</text:p>
          </table:table-cell>
          <table:table-cell table:number-columns-repeated="100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table:style-name="ce19" table:formula="of:=[.L40]+([.M40]/20)+([.N40]/240)" office:value-type="float" office:value="10" calcext:value-type="float">
            <text:p>10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10" calcext:value-type="float">
            <text:p>10,0000</text:p>
          </table:table-cell>
          <table:table-cell table:formula="of:=[.S40]-[.T40]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otich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19" table:formula="of:=[.L41]+([.M41]/20)+([.N41]/240)" office:value-type="float" office:value="1.5" calcext:value-type="float">
            <text:p>1,5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36" calcext:value-type="float">
            <text:p>36,0000</text:p>
          </table:table-cell>
          <table:table-cell table:formula="of:=[.S41]-[.T41]" office:value-type="float" office:value="-36" calcext:value-type="float">
            <text:p>-36</text:p>
          </table:table-cell>
          <table:table-cell table:number-columns-repeated="100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12" calcext:value-type="float">
            <text:p>12,00</text:p>
          </table:table-cell>
          <table:table-cell/>
          <table:table-cell table:style-name="ce19" table:formula="of:=[.L42]+([.M42]/20)+([.N42]/240)" office:value-type="float" office:value="0.6" calcext:value-type="float">
            <text:p>0,6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30" calcext:value-type="float">
            <text:p>30,0000</text:p>
          </table:table-cell>
          <table:table-cell table:formula="of:=[.S42]-[.T42]" office:value-type="float" office:value="-30" calcext:value-type="float">
            <text:p>-30</text:p>
          </table:table-cell>
          <table:table-cell table:number-columns-repeated="100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29" calcext:value-type="float">
            <text:p>429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table:style-name="ce19" table:formula="of:=[.L43]+([.M43]/20)+([.N43]/240)" office:value-type="float" office:value="10" calcext:value-type="float">
            <text:p>10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4290" calcext:value-type="float">
            <text:p>4 290,0000</text:p>
          </table:table-cell>
          <table:table-cell table:formula="of:=[.S43]-[.T43]" office:value-type="float" office:value="-4290" calcext:value-type="float">
            <text:p>-4290</text:p>
          </table:table-cell>
          <table:table-cell table:number-columns-repeated="100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aux d'agne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douzaines</text:p>
          </table:table-cell>
          <table:table-cell office:value-type="float" office:value="8" calcext:value-type="float">
            <text:p>8,00</text:p>
          </table:table-cell>
          <table:table-cell table:number-columns-repeated="2"/>
          <table:table-cell table:style-name="ce19" table:formula="of:=[.L44]+([.M44]/20)+([.N44]/240)" office:value-type="float" office:value="8" calcext:value-type="float">
            <text:p>8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48" calcext:value-type="float">
            <text:p>48,0000</text:p>
          </table:table-cell>
          <table:table-cell table:formula="of:=[.S44]-[.T44]" office:value-type="float" office:value="-48" calcext:value-type="float">
            <text:p>-48</text:p>
          </table:table-cell>
          <table:table-cell table:number-columns-repeated="100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ais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37071" calcext:value-type="float">
            <text:p>137 07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45]+([.M45]/20)+([.N45]/240)" office:value-type="float" office:value="0.2" calcext:value-type="float">
            <text:p>0,2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27414.2" calcext:value-type="float">
            <text:p>27 414,2000</text:p>
          </table:table-cell>
          <table:table-cell table:formula="of:=[.S45]-[.T45]" office:value-type="float" office:value="-27414.2" calcext:value-type="float">
            <text:p>-27414,2</text:p>
          </table:table-cell>
          <table:table-cell table:number-columns-repeated="100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000" calcext:value-type="float">
            <text:p>5 000,00</text:p>
          </table:table-cell>
          <table:table-cell office:value-type="string" calcext:value-type="string">
            <text:p>en nombre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19" table:formula="of:=[.L46]+([.M46]/20)+([.N46]/240)" office:value-type="float" office:value="0.06" calcext:value-type="float">
            <text:p>0,06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300" calcext:value-type="float">
            <text:p>300,0000</text:p>
          </table:table-cell>
          <table:table-cell table:formula="of:=[.S46]-[.T46]" office:value-type="float" office:value="-300" calcext:value-type="float">
            <text:p>-300</text:p>
          </table:table-cell>
          <table:table-cell office:value-type="string" calcext:value-type="string">
            <text:p>À 6 L %</text:p>
          </table:table-cell>
          <table:table-cell table:number-columns-repeated="100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041" calcext:value-type="float">
            <text:p>24 04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19" table:formula="of:=[.L47]+([.M47]/20)+([.N47]/240)" office:value-type="float" office:value="0.45" calcext:value-type="float">
            <text:p>0,45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10818.45" calcext:value-type="float">
            <text:p>10 818,4500</text:p>
          </table:table-cell>
          <table:table-cell table:formula="of:=[.S47]-[.T47]" office:value-type="float" office:value="-10818.45" calcext:value-type="float">
            <text:p>-10818,45</text:p>
          </table:table-cell>
          <table:table-cell table:number-columns-repeated="100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bac en pou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</text:p>
          </table:table-cell>
          <table:table-cell table:number-columns-repeated="2"/>
          <table:table-cell table:style-name="ce19" table:formula="of:=[.L48]+([.M48]/20)+([.N48]/240)" office:value-type="float" office:value="3" calcext:value-type="float">
            <text:p>3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36" calcext:value-type="float">
            <text:p>36,0000</text:p>
          </table:table-cell>
          <table:table-cell table:formula="of:=[.S48]-[.T48]" office:value-type="float" office:value="-36" calcext:value-type="float">
            <text:p>-36</text:p>
          </table:table-cell>
          <table:table-cell table:number-columns-repeated="100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onneaux</text:p>
          </table:table-cell>
          <table:table-cell office:value-type="float" office:value="800" calcext:value-type="float">
            <text:p>800,00</text:p>
          </table:table-cell>
          <table:table-cell table:number-columns-repeated="2"/>
          <table:table-cell table:style-name="ce19" table:formula="of:=[.L49]+([.M49]/20)+([.N49]/240)" office:value-type="float" office:value="800" calcext:value-type="float">
            <text:p>800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2400" calcext:value-type="float">
            <text:p>2 400,0000</text:p>
          </table:table-cell>
          <table:table-cell table:formula="of:=[.S49]-[.T49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ques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19" table:formula="of:=[.L50]+([.M50]/20)+([.N50]/240)" office:value-type="float" office:value="200" calcext:value-type="float">
            <text:p>200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600" calcext:value-type="float">
            <text:p>600,0000</text:p>
          </table:table-cell>
          <table:table-cell table:formula="of:=[.S50]-[.T50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32.5" calcext:value-type="float">
            <text:p>32,50</text:p>
          </table:table-cell>
          <table:table-cell/>
          <table:table-cell table:style-name="ce19" table:formula="of:=[.L51]+([.M51]/20)+([.N51]/240)" office:value-type="float" office:value="1.625" calcext:value-type="float">
            <text:p>1,625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55.25" calcext:value-type="float">
            <text:p>55,2500</text:p>
          </table:table-cell>
          <table:table-cell table:formula="of:=[.S51]-[.T51]" office:value-type="float" office:value="-55.25" calcext:value-type="float">
            <text:p>-55,25</text:p>
          </table:table-cell>
          <table:table-cell office:value-type="string" calcext:value-type="string">
            <text:p>à 30s ou 35s</text:p>
          </table:table-cell>
          <table:table-cell table:number-columns-repeated="100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 </text:p>
          </table:table-cell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9" table:formula="of:=[.L52]+([.M52]/20)+([.N52]/240)" office:value-type="float" office:value="100" calcext:value-type="float">
            <text:p>100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400" calcext:value-type="float">
            <text:p>400,0000</text:p>
          </table:table-cell>
          <table:table-cell table:formula="of:=[.S52]-[.T52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38" calcext:value-type="float">
            <text:p>138,00</text:p>
          </table:table-cell>
          <table:table-cell office:value-type="string" calcext:value-type="string">
            <text:p>barils</text:p>
          </table:table-cell>
          <table:table-cell office:value-type="float" office:value="27" calcext:value-type="float">
            <text:p>27,00</text:p>
          </table:table-cell>
          <table:table-cell table:number-columns-repeated="2"/>
          <table:table-cell table:style-name="ce19" table:formula="of:=[.L53]+([.M53]/20)+([.N53]/240)" office:value-type="float" office:value="27" calcext:value-type="float">
            <text:p>27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3726" calcext:value-type="float">
            <text:p>3 726,0000</text:p>
          </table:table-cell>
          <table:table-cell table:formula="of:=[.S53]-[.T53]" office:value-type="float" office:value="-3726" calcext:value-type="float">
            <text:p>-3726</text:p>
          </table:table-cell>
          <table:table-cell table:number-columns-repeated="100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468" calcext:value-type="float">
            <text:p>11 4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54]+([.M54]/20)+([.N54]/240)" office:value-type="float" office:value="0.25" calcext:value-type="float">
            <text:p>0,25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2867" calcext:value-type="float">
            <text:p>2 867,0000</text:p>
          </table:table-cell>
          <table:table-cell table:formula="of:=[.S54]-[.T54]" office:value-type="float" office:value="-2867" calcext:value-type="float">
            <text:p>-2867</text:p>
          </table:table-cell>
          <table:table-cell table:number-columns-repeated="100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ins à pêch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 de 100 l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style-name="ce19" table:formula="of:=[.L55]+([.M55]/20)+([.N55]/240)" office:value-type="float" office:value="0.15" calcext:value-type="float">
            <text:p>0,15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0.15" calcext:value-type="float">
            <text:p>0,1500</text:p>
          </table:table-cell>
          <table:table-cell table:formula="of:=[.S55]-[.T55]" office:value-type="float" office:value="-0.15" calcext:value-type="float">
            <text:p>-0,15</text:p>
          </table:table-cell>
          <table:table-cell office:value-type="string" calcext:value-type="string">
            <text:p>à 30s le %%</text:p>
          </table:table-cell>
          <table:table-cell table:number-columns-repeated="100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497" calcext:value-type="float">
            <text:p>6 49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56]+([.M56]/20)+([.N56]/240)" office:value-type="float" office:value="0.2" calcext:value-type="float">
            <text:p>0,2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1299.4" calcext:value-type="float">
            <text:p>1 299,4000</text:p>
          </table:table-cell>
          <table:table-cell table:formula="of:=[.S56]-[.T56]" office:value-type="float" office:value="-1299.4" calcext:value-type="float">
            <text:p>-1299,4</text:p>
          </table:table-cell>
          <table:table-cell table:number-columns-repeated="100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7856" calcext:value-type="float">
            <text:p>17 856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</text:p>
          </table:table-cell>
          <table:table-cell table:number-columns-repeated="2"/>
          <table:table-cell table:style-name="ce19" table:formula="of:=[.L57]+([.M57]/20)+([.N57]/240)" office:value-type="float" office:value="0.3" calcext:value-type="float">
            <text:p>0,3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5356.8" calcext:value-type="float">
            <text:p>5 356,8000</text:p>
          </table:table-cell>
          <table:table-cell table:formula="of:=[.S57]-[.T57]" office:value-type="float" office:value="-5356.8" calcext:value-type="float">
            <text:p>-5356,8</text:p>
          </table:table-cell>
          <table:table-cell office:value-type="string" calcext:value-type="string">
            <text:p>À 30 L %</text:p>
          </table:table-cell>
          <table:table-cell table:number-columns-repeated="100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207" calcext:value-type="float">
            <text:p>9 2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58]+([.M58]/20)+([.N58]/240)" office:value-type="float" office:value="0.2" calcext:value-type="float">
            <text:p>0,2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1841.4" calcext:value-type="float">
            <text:p>1 841,4000</text:p>
          </table:table-cell>
          <table:table-cell table:formula="of:=[.S58]-[.T58]" office:value-type="float" office:value="-1841.4" calcext:value-type="float">
            <text:p>-1841,4</text:p>
          </table:table-cell>
          <table:table-cell table:number-columns-repeated="100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ntimo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414" calcext:value-type="float">
            <text:p>4 41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59]+([.M59]/20)+([.N59]/240)" office:value-type="float" office:value="0.3" calcext:value-type="float">
            <text:p>0,3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324.2" calcext:value-type="float">
            <text:p>1 324,2000</text:p>
          </table:table-cell>
          <table:table-cell table:formula="of:=[.S59]-[.T59]" office:value-type="float" office:value="-1324.2" calcext:value-type="float">
            <text:p>-1324,2</text:p>
          </table:table-cell>
          <table:table-cell table:number-columns-repeated="100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rgent v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16" calcext:value-type="float">
            <text:p>216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</text:p>
          </table:table-cell>
          <table:table-cell table:number-columns-repeated="2"/>
          <table:table-cell table:style-name="ce19" table:formula="of:=[.L60]+([.M60]/20)+([.N60]/240)" office:value-type="float" office:value="8" calcext:value-type="float">
            <text:p>8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1728" calcext:value-type="float">
            <text:p>1 728,0000</text:p>
          </table:table-cell>
          <table:table-cell table:formula="of:=[.S60]-[.T60]" office:value-type="float" office:value="-1728" calcext:value-type="float">
            <text:p>-1728</text:p>
          </table:table-cell>
          <table:table-cell table:number-columns-repeated="100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917" calcext:value-type="float">
            <text:p>5 91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19" table:formula="of:=[.L61]+([.M61]/20)+([.N61]/240)" office:value-type="float" office:value="0.75" calcext:value-type="float">
            <text:p>0,75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4437.75" calcext:value-type="float">
            <text:p>4 437,7500</text:p>
          </table:table-cell>
          <table:table-cell table:formula="of:=[.S61]-[.T61]" office:value-type="float" office:value="-4437.75" calcext:value-type="float">
            <text:p>-4437,75</text:p>
          </table:table-cell>
          <table:table-cell table:number-columns-repeated="100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leine coup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90" calcext:value-type="float">
            <text:p>29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</text:p>
          </table:table-cell>
          <table:table-cell office:value-type="float" office:value="15" calcext:value-type="float">
            <text:p>15,00</text:p>
          </table:table-cell>
          <table:table-cell/>
          <table:table-cell table:style-name="ce19" table:formula="of:=[.L62]+([.M62]/20)+([.N62]/240)" office:value-type="float" office:value="3.75" calcext:value-type="float">
            <text:p>3,75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1087.5" calcext:value-type="float">
            <text:p>1 087,5000</text:p>
          </table:table-cell>
          <table:table-cell table:formula="of:=[.S62]-[.T62]" office:value-type="float" office:value="-1087.5" calcext:value-type="float">
            <text:p>-1087,5</text:p>
          </table:table-cell>
          <table:table-cell table:number-columns-repeated="100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rbansons en gra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style-name="ce19" table:formula="of:=[.L63]+([.M63]/20)+([.N63]/240)" office:value-type="float" office:value="0.15" calcext:value-type="float">
            <text:p>0,15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7.5" calcext:value-type="float">
            <text:p>7,5000</text:p>
          </table:table-cell>
          <table:table-cell table:formula="of:=[.S63]-[.T63]" office:value-type="float" office:value="-7.5" calcext:value-type="float">
            <text:p>-7,5</text:p>
          </table:table-cell>
          <table:table-cell table:number-columns-repeated="100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ssins de cuivre à bar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19" table:formula="of:=[.L64]+([.M64]/20)+([.N64]/240)" office:value-type="float" office:value="0" calcext:value-type="float">
            <text:p>0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0" calcext:value-type="float">
            <text:p>0,0000</text:p>
          </table:table-cell>
          <table:table-cell table:formula="of:=[.S64]-[.T64]" office:value-type="float" office:value="0" calcext:value-type="float">
            <text:p>0</text:p>
          </table:table-cell>
          <table:table-cell office:value-type="string" calcext:value-type="string">
            <text:p>à 40S la livre</text:p>
          </table:table-cell>
          <table:table-cell table:number-columns-repeated="100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njo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</text:p>
          </table:table-cell>
          <table:table-cell table:number-columns-repeated="2"/>
          <table:table-cell table:style-name="ce19" table:formula="of:=[.L65]+([.M65]/20)+([.N65]/240)" office:value-type="float" office:value="3" calcext:value-type="float">
            <text:p>3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300" calcext:value-type="float">
            <text:p>300,0000</text:p>
          </table:table-cell>
          <table:table-cell table:formula="of:=[.S65]-[.T65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65" calcext:value-type="float">
            <text:p>665,00</text:p>
          </table:table-cell>
          <table:table-cell office:value-type="string" calcext:value-type="string">
            <text:p>tierçons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19" table:formula="of:=[.L66]+([.M66]/20)+([.N66]/240)" office:value-type="float" office:value="50" calcext:value-type="float">
            <text:p>50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33250" calcext:value-type="float">
            <text:p>33 250,0000</text:p>
          </table:table-cell>
          <table:table-cell table:formula="of:=[.S66]-[.T66]" office:value-type="float" office:value="-33250" calcext:value-type="float">
            <text:p>-33250</text:p>
          </table:table-cell>
          <table:table-cell table:number-columns-repeated="100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frequins</text:p>
          </table:table-cell>
          <table:table-cell office:value-type="float" office:value="26" calcext:value-type="float">
            <text:p>26,00</text:p>
          </table:table-cell>
          <table:table-cell table:number-columns-repeated="2"/>
          <table:table-cell table:style-name="ce19" table:formula="of:=[.L67]+([.M67]/20)+([.N67]/240)" office:value-type="float" office:value="26" calcext:value-type="float">
            <text:p>26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5200" calcext:value-type="float">
            <text:p>5 200,0000</text:p>
          </table:table-cell>
          <table:table-cell table:formula="of:=[.S67]-[.T67]" office:value-type="float" office:value="-5200" calcext:value-type="float">
            <text:p>-5200</text:p>
          </table:table-cell>
          <table:table-cell table:number-columns-repeated="100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16" calcext:value-type="float">
            <text:p>416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</text:p>
          </table:table-cell>
          <table:table-cell table:number-columns-repeated="2"/>
          <table:table-cell table:style-name="ce19" table:formula="of:=[.L68]+([.M68]/20)+([.N68]/240)" office:value-type="float" office:value="25" calcext:value-type="float">
            <text:p>25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10400" calcext:value-type="float">
            <text:p>10 400,0000</text:p>
          </table:table-cell>
          <table:table-cell table:formula="of:=[.S68]-[.T68]" office:value-type="float" office:value="-10400" calcext:value-type="float">
            <text:p>-10400</text:p>
          </table:table-cell>
          <table:table-cell table:number-columns-repeated="100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lagues à 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69]+([.M69]/20)+([.N69]/240)" office:value-type="float" office:value="0.3" calcext:value-type="float">
            <text:p>0,3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7.2" calcext:value-type="float">
            <text:p>7,2000</text:p>
          </table:table-cell>
          <table:table-cell table:formula="of:=[.S69]-[.T69]" office:value-type="float" office:value="-7.2" calcext:value-type="float">
            <text:p>-7,2</text:p>
          </table:table-cell>
          <table:table-cell table:number-columns-repeated="100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merrain à tonn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8741" calcext:value-type="float">
            <text:p>18 741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70]+([.M70]/20)+([.N70]/240)" office:value-type="float" office:value="0.2" calcext:value-type="float">
            <text:p>0,2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3748.2" calcext:value-type="float">
            <text:p>3 748,2000</text:p>
          </table:table-cell>
          <table:table-cell table:formula="of:=[.S70]-[.T70]" office:value-type="float" office:value="-3748.2" calcext:value-type="float">
            <text:p>-3748,2</text:p>
          </table:table-cell>
          <table:table-cell table:number-columns-repeated="100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merrain à pip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616" calcext:value-type="float">
            <text:p>15 616,00</text:p>
          </table:table-cell>
          <table:table-cell office:value-type="string" calcext:value-type="string">
            <text:p>douelles</text:p>
          </table:table-cell>
          <table:table-cell office:value-type="float" office:value="0.44" calcext:value-type="float">
            <text:p>0,44</text:p>
          </table:table-cell>
          <table:table-cell table:number-columns-repeated="2"/>
          <table:table-cell table:style-name="ce19" table:formula="of:=[.L71]+([.M71]/20)+([.N71]/240)" office:value-type="float" office:value="0.44" calcext:value-type="float">
            <text:p>0,44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6871.04" calcext:value-type="float">
            <text:p>6 871,0400</text:p>
          </table:table-cell>
          <table:table-cell table:formula="of:=[.S71]-[.T71]" office:value-type="float" office:value="-6871.04" calcext:value-type="float">
            <text:p>-6871,04</text:p>
          </table:table-cell>
          <table:table-cell office:value-type="string" calcext:value-type="string">
            <text:p>À 44 L %</text:p>
          </table:table-cell>
          <table:table-cell table:number-columns-repeated="100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de sand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72]+([.M72]/20)+([.N72]/240)" office:value-type="float" office:value="0.25" calcext:value-type="float">
            <text:p>0,25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12.5" calcext:value-type="float">
            <text:p>12,5000</text:p>
          </table:table-cell>
          <table:table-cell table:formula="of:=[.S72]-[.T72]" office:value-type="float" office:value="-12.5" calcext:value-type="float">
            <text:p>-12,5</text:p>
          </table:table-cell>
          <table:table-cell table:number-columns-repeated="100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à tein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73]+([.M73]/20)+([.N73]/240)" office:value-type="float" office:value="0.2" calcext:value-type="float">
            <text:p>0,2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15" calcext:value-type="float">
            <text:p>15,0000</text:p>
          </table:table-cell>
          <table:table-cell table:formula="of:=[.S73]-[.T73]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15" calcext:value-type="float">
            <text:p>1 215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</text:p>
          </table:table-cell>
          <table:table-cell table:number-columns-repeated="2"/>
          <table:table-cell table:style-name="ce19" table:formula="of:=[.L74]+([.M74]/20)+([.N74]/240)" office:value-type="float" office:value="7" calcext:value-type="float">
            <text:p>7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8505" calcext:value-type="float">
            <text:p>8 505,0000</text:p>
          </table:table-cell>
          <table:table-cell table:formula="of:=[.S74]-[.T74]" office:value-type="float" office:value="-8505" calcext:value-type="float">
            <text:p>-8505</text:p>
          </table:table-cell>
          <table:table-cell table:number-columns-repeated="100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19" table:formula="of:=[.L75]+([.M75]/20)+([.N75]/240)" office:value-type="float" office:value="0" calcext:value-type="float">
            <text:p>0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0" calcext:value-type="float">
            <text:p>0,0000</text:p>
          </table:table-cell>
          <table:table-cell table:formula="of:=[.S75]-[.T75]" office:value-type="float" office:value="0" calcext:value-type="float">
            <text:p>0</text:p>
          </table:table-cell>
          <table:table-cell office:value-type="string" calcext:value-type="string">
            <text:p>"à quel poids ?"</text:p>
          </table:table-cell>
          <table:table-cell table:number-columns-repeated="100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uteilles de v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anier</text:p>
          </table:table-cell>
          <table:table-cell table:number-columns-repeated="3"/>
          <table:table-cell table:style-name="ce19" table:formula="of:=[.L76]+([.M76]/20)+([.N76]/240)" office:value-type="float" office:value="0" calcext:value-type="float">
            <text:p>0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0" calcext:value-type="float">
            <text:p>0,0000</text:p>
          </table:table-cell>
          <table:table-cell table:formula="of:=[.S76]-[.T76]" office:value-type="float" office:value="0" calcext:value-type="float">
            <text:p>0</text:p>
          </table:table-cell>
          <table:table-cell office:value-type="string" calcext:value-type="string">
            <text:p>à 4s la livre</text:p>
          </table:table-cell>
          <table:table-cell table:number-columns-repeated="100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55" calcext:value-type="float">
            <text:p>4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77]+([.M77]/20)+([.N77]/240)" office:value-type="float" office:value="1" calcext:value-type="float">
            <text:p>1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455" calcext:value-type="float">
            <text:p>455,0000</text:p>
          </table:table-cell>
          <table:table-cell table:formula="of:=[.S77]-[.T77]" office:value-type="float" office:value="-455" calcext:value-type="float">
            <text:p>-455</text:p>
          </table:table-cell>
          <table:table-cell table:number-columns-repeated="100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</text:p>
          </table:table-cell>
          <table:table-cell table:number-columns-repeated="2"/>
          <table:table-cell table:style-name="ce19" table:formula="of:=[.L78]+([.M78]/20)+([.N78]/240)" office:value-type="float" office:value="22" calcext:value-type="float">
            <text:p>22,0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1012" calcext:value-type="float">
            <text:p>1 012,0000</text:p>
          </table:table-cell>
          <table:table-cell table:formula="of:=[.S78]-[.T78]" office:value-type="float" office:value="-1012" calcext:value-type="float">
            <text:p>-1012</text:p>
          </table:table-cell>
          <table:table-cell table:number-columns-repeated="100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rosses à gaudronn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paquet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19" table:formula="of:=[.L79]+([.M79]/20)+([.N79]/240)" office:value-type="float" office:value="1.5" calcext:value-type="float">
            <text:p>1,5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16.5" calcext:value-type="float">
            <text:p>16,5000</text:p>
          </table:table-cell>
          <table:table-cell table:formula="of:=[.S79]-[.T79]" office:value-type="float" office:value="-16.5" calcext:value-type="float">
            <text:p>-16,5</text:p>
          </table:table-cell>
          <table:table-cell table:number-columns-repeated="100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rosses à gaudronn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80]+([.M80]/20)+([.N80]/240)" office:value-type="float" office:value="0.25" calcext:value-type="float">
            <text:p>0,25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2" calcext:value-type="float">
            <text:p>2,0000</text:p>
          </table:table-cell>
          <table:table-cell table:formula="of:=[.S80]-[.T80]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mph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</text:p>
          </table:table-cell>
          <table:table-cell table:number-columns-repeated="2"/>
          <table:table-cell table:style-name="ce19" table:formula="of:=[.L81]+([.M81]/20)+([.N81]/240)" office:value-type="float" office:value="8" calcext:value-type="float">
            <text:p>8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800" calcext:value-type="float">
            <text:p>800,0000</text:p>
          </table:table-cell>
          <table:table-cell table:formula="of:=[.S81]-[.T81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99" calcext:value-type="float">
            <text:p>299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</text:p>
          </table:table-cell>
          <table:table-cell table:number-columns-repeated="2"/>
          <table:table-cell table:style-name="ce19" table:formula="of:=[.L82]+([.M82]/20)+([.N82]/240)" office:value-type="float" office:value="8" calcext:value-type="float">
            <text:p>8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2392" calcext:value-type="float">
            <text:p>2 392,0000</text:p>
          </table:table-cell>
          <table:table-cell table:formula="of:=[.S82]-[.T82]" office:value-type="float" office:value="-2392" calcext:value-type="float">
            <text:p>-2392</text:p>
          </table:table-cell>
          <table:table-cell table:number-columns-repeated="100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nettes et leur flac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</text:p>
          </table:table-cell>
          <table:table-cell table:number-columns-repeated="2"/>
          <table:table-cell table:style-name="ce19" table:formula="of:=[.L83]+([.M83]/20)+([.N83]/240)" office:value-type="float" office:value="6" calcext:value-type="float">
            <text:p>6,0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462" calcext:value-type="float">
            <text:p>462,0000</text:p>
          </table:table-cell>
          <table:table-cell table:formula="of:=[.S83]-[.T83]" office:value-type="float" office:value="-462" calcext:value-type="float">
            <text:p>-462</text:p>
          </table:table-cell>
          <table:table-cell table:number-columns-repeated="100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364" calcext:value-type="float">
            <text:p>6 36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84]+([.M84]/20)+([.N84]/240)" office:value-type="float" office:value="0.25" calcext:value-type="float">
            <text:p>0,25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1591" calcext:value-type="float">
            <text:p>1 591,0000</text:p>
          </table:table-cell>
          <table:table-cell table:formula="of:=[.S84]-[.T84]" office:value-type="float" office:value="-1591" calcext:value-type="float">
            <text:p>-1591</text:p>
          </table:table-cell>
          <table:table-cell table:number-columns-repeated="100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ques</text:p>
          </table:table-cell>
          <table:table-cell table:number-columns-repeated="3"/>
          <table:table-cell table:style-name="ce19" table:formula="of:=[.L85]+([.M85]/20)+([.N85]/240)" office:value-type="float" office:value="0" calcext:value-type="float">
            <text:p>0,0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0" calcext:value-type="float">
            <text:p>0,0000</text:p>
          </table:table-cell>
          <table:table-cell table:formula="of:=[.S85]-[.T85]" office:value-type="float" office:value="0" calcext:value-type="float">
            <text:p>0</text:p>
          </table:table-cell>
          <table:table-cell office:value-type="string" calcext:value-type="string">
            <text:p>"à quel poids ?" <text:s/>ligne barrée</text:p>
          </table:table-cell>
          <table:table-cell table:number-columns-repeated="100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70" calcext:value-type="float">
            <text:p>9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,00</text:p>
          </table:table-cell>
          <table:table-cell/>
          <table:table-cell table:style-name="ce19" table:formula="of:=[.L86]+([.M86]/20)+([.N86]/240)" office:value-type="float" office:value="0.1" calcext:value-type="float">
            <text:p>0,1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97" calcext:value-type="float">
            <text:p>97,0000</text:p>
          </table:table-cell>
          <table:table-cell table:formula="of:=[.S86]-[.T86]" office:value-type="float" office:value="-97" calcext:value-type="float">
            <text:p>-97</text:p>
          </table:table-cell>
          <table:table-cell table:number-columns-repeated="100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</text:p>
          </table:table-cell>
          <table:table-cell table:number-columns-repeated="2"/>
          <table:table-cell table:style-name="ce19" table:formula="of:=[.L87]+([.M87]/20)+([.N87]/240)" office:value-type="float" office:value="40" calcext:value-type="float">
            <text:p>40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440" calcext:value-type="float">
            <text:p>1 440,0000</text:p>
          </table:table-cell>
          <table:table-cell table:formula="of:=[.S87]-[.T87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942" calcext:value-type="float">
            <text:p>5 942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table:style-name="ce19" table:formula="of:=[.L88]+([.M88]/20)+([.N88]/240)" office:value-type="float" office:value="10" calcext:value-type="float">
            <text:p>10,0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59420" calcext:value-type="float">
            <text:p>59 420,0000</text:p>
          </table:table-cell>
          <table:table-cell table:formula="of:=[.S88]-[.T88]" office:value-type="float" office:value="-59420" calcext:value-type="float">
            <text:p>-59420</text:p>
          </table:table-cell>
          <table:table-cell table:number-columns-repeated="100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mmode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 office:value-type="float" office:value="60" calcext:value-type="float">
            <text:p>60,00</text:p>
          </table:table-cell>
          <table:table-cell table:number-columns-repeated="2"/>
          <table:table-cell table:style-name="ce19" table:formula="of:=[.L89]+([.M89]/20)+([.N89]/240)" office:value-type="float" office:value="60" calcext:value-type="float">
            <text:p>60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60" calcext:value-type="float">
            <text:p>60,0000</text:p>
          </table:table-cell>
          <table:table-cell table:formula="of:=[.S89]-[.T89]" office:value-type="float" office:value="-60" calcext:value-type="float">
            <text:p>-60</text:p>
          </table:table-cell>
          <table:table-cell table:number-columns-repeated="100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rnes à lanter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90]+([.M90]/20)+([.N90]/240)" office:value-type="float" office:value="1" calcext:value-type="float">
            <text:p>1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10" calcext:value-type="float">
            <text:p>10,0000</text:p>
          </table:table-cell>
          <table:table-cell table:formula="of:=[.S90]-[.T90]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348" calcext:value-type="float">
            <text:p>1 348,00</text:p>
          </table:table-cell>
          <table:table-cell office:value-type="string" calcext:value-type="string">
            <text:p>livres</text:p>
          </table:table-cell>
          <table:table-cell office:value-type="float" office:value="0.69" calcext:value-type="float">
            <text:p>0,69</text:p>
          </table:table-cell>
          <table:table-cell table:number-columns-repeated="2"/>
          <table:table-cell table:style-name="ce19" table:formula="of:=[.L91]+([.M91]/20)+([.N91]/240)" office:value-type="float" office:value="0.69" calcext:value-type="float">
            <text:p>0,69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930.12" calcext:value-type="float">
            <text:p>930,1200</text:p>
          </table:table-cell>
          <table:table-cell table:formula="of:=[.S91]-[.T91]" office:value-type="float" office:value="-930.12" calcext:value-type="float">
            <text:p>-930,12</text:p>
          </table:table-cell>
          <table:table-cell office:value-type="string" calcext:value-type="string">
            <text:p>À 69 L %</text:p>
          </table:table-cell>
          <table:table-cell table:number-columns-repeated="100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342" calcext:value-type="float">
            <text:p>11 342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</text:p>
          </table:table-cell>
          <table:table-cell table:number-columns-repeated="2"/>
          <table:table-cell table:style-name="ce19" table:formula="of:=[.L92]+([.M92]/20)+([.N92]/240)" office:value-type="float" office:value="0.1" calcext:value-type="float">
            <text:p>0,1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134.2" calcext:value-type="float">
            <text:p>1 134,2000</text:p>
          </table:table-cell>
          <table:table-cell table:formula="of:=[.S92]-[.T92]" office:value-type="float" office:value="-1134.2" calcext:value-type="float">
            <text:p>-1134,2</text:p>
          </table:table-cell>
          <table:table-cell office:value-type="string" calcext:value-type="string">
            <text:p>À 10 L %</text:p>
          </table:table-cell>
          <table:table-cell table:number-columns-repeated="100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ut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93]+([.M93]/20)+([.N93]/240)" office:value-type="float" office:value="1" calcext:value-type="float">
            <text:p>1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2" calcext:value-type="float">
            <text:p>2,0000</text:p>
          </table:table-cell>
          <table:table-cell table:formula="of:=[.S93]-[.T93]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reuset à orphe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,00</text:p>
          </table:table-cell>
          <table:table-cell/>
          <table:table-cell table:style-name="ce19" table:formula="of:=[.L94]+([.M94]/20)+([.N94]/240)" office:value-type="float" office:value="0.05" calcext:value-type="float">
            <text:p>0,05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5" calcext:value-type="float">
            <text:p>25,0000</text:p>
          </table:table-cell>
          <table:table-cell table:formula="of:=[.S94]-[.T94]" office:value-type="float" office:value="-25" calcext:value-type="float">
            <text:p>-25</text:p>
          </table:table-cell>
          <table:table-cell table:number-columns-repeated="100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rick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200" calcext:value-type="float">
            <text:p>15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95]+([.M95]/20)+([.N95]/240)" office:value-type="float" office:value="0.3" calcext:value-type="float">
            <text:p>0,3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4560" calcext:value-type="float">
            <text:p>4 560,0000</text:p>
          </table:table-cell>
          <table:table-cell table:formula="of:=[.S95]-[.T95]" office:value-type="float" office:value="-4560" calcext:value-type="float">
            <text:p>-4560</text:p>
          </table:table-cell>
          <table:table-cell table:number-columns-repeated="100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rick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42" calcext:value-type="float">
            <text:p>142,00</text:p>
          </table:table-cell>
          <table:table-cell office:value-type="string" calcext:value-type="string">
            <text:p>en nombre</text:p>
          </table:table-cell>
          <table:table-cell office:value-type="float" office:value="13.5" calcext:value-type="float">
            <text:p>13,50</text:p>
          </table:table-cell>
          <table:table-cell table:number-columns-repeated="2"/>
          <table:table-cell table:style-name="ce19" table:formula="of:=[.L96]+([.M96]/20)+([.N96]/240)" office:value-type="float" office:value="13.5" calcext:value-type="float">
            <text:p>13,5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1917" calcext:value-type="float">
            <text:p>1 917,0000</text:p>
          </table:table-cell>
          <table:table-cell table:formula="of:=[.S96]-[.T96]" office:value-type="float" office:value="-1917" calcext:value-type="float">
            <text:p>-1917</text:p>
          </table:table-cell>
          <table:table-cell office:value-type="string" calcext:value-type="string">
            <text:p>À 12 à 15 L</text:p>
          </table:table-cell>
          <table:table-cell table:number-columns-repeated="100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ruches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97]+([.M97]/20)+([.N97]/240)" office:value-type="float" office:value="0.3" calcext:value-type="float">
            <text:p>0,3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15.9" calcext:value-type="float">
            <text:p>15,9000</text:p>
          </table:table-cell>
          <table:table-cell table:formula="of:=[.S97]-[.T97]" office:value-type="float" office:value="-15.9" calcext:value-type="float">
            <text:p>-15,9</text:p>
          </table:table-cell>
          <table:table-cell table:number-columns-repeated="100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v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14" calcext:value-type="float">
            <text:p>1 11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19" table:formula="of:=[.L98]+([.M98]/20)+([.N98]/240)" office:value-type="float" office:value="1.25" calcext:value-type="float">
            <text:p>1,25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1392.5" calcext:value-type="float">
            <text:p>1 392,5000</text:p>
          </table:table-cell>
          <table:table-cell table:formula="of:=[.S98]-[.T98]" office:value-type="float" office:value="-1392.5" calcext:value-type="float">
            <text:p>-1392,5</text:p>
          </table:table-cell>
          <table:table-cell table:number-columns-repeated="100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vre en roz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1123" calcext:value-type="float">
            <text:p>51 123,00</text:p>
          </table:table-cell>
          <table:table-cell office:value-type="string" calcext:value-type="string">
            <text:p>caisses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19" table:formula="of:=[.L99]+([.M99]/20)+([.N99]/240)" office:value-type="float" office:value="30" calcext:value-type="float">
            <text:p>30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533690" calcext:value-type="float">
            <text:p>1 533 690,0000</text:p>
          </table:table-cell>
          <table:table-cell table:formula="of:=[.S99]-[.T99]" office:value-type="float" office:value="-1533690" calcext:value-type="float">
            <text:p>-1533690</text:p>
          </table:table-cell>
          <table:table-cell table:number-columns-repeated="100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ames Ja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19" table:formula="of:=[.L100]+([.M100]/20)+([.N100]/240)" office:value-type="float" office:value="0.45" calcext:value-type="float">
            <text:p>0,45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27" calcext:value-type="float">
            <text:p>27,0000</text:p>
          </table:table-cell>
          <table:table-cell table:formula="of:=[.S100]-[.T100]" office:value-type="float" office:value="-27" calcext:value-type="float">
            <text:p>-27</text:p>
          </table:table-cell>
          <table:table-cell office:value-type="string" calcext:value-type="string">
            <text:p>À 6 et 12 S</text:p>
          </table:table-cell>
          <table:table-cell table:number-columns-repeated="100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roguer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19" table:formula="of:=[.L101]+([.M101]/20)+([.N101]/240)" office:value-type="float" office:value="2" calcext:value-type="float">
            <text:p>2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600" calcext:value-type="float">
            <text:p>600,0000</text:p>
          </table:table-cell>
          <table:table-cell table:formula="of:=[.S101]-[.T101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au for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pint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19" table:formula="of:=[.L102]+([.M102]/20)+([.N102]/240)" office:value-type="float" office:value="2" calcext:value-type="float">
            <text:p>2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110" calcext:value-type="float">
            <text:p>110,0000</text:p>
          </table:table-cell>
          <table:table-cell table:formula="of:=[.S102]-[.T102]" office:value-type="float" office:value="-110" calcext:value-type="float">
            <text:p>-110</text:p>
          </table:table-cell>
          <table:table-cell table:number-columns-repeated="100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épicer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20" calcext:value-type="float">
            <text:p>4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19" table:formula="of:=[.L103]+([.M103]/20)+([.N103]/240)" office:value-type="float" office:value="1.5" calcext:value-type="float">
            <text:p>1,5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630" calcext:value-type="float">
            <text:p>630,0000</text:p>
          </table:table-cell>
          <table:table-cell table:formula="of:=[.S103]-[.T103]" office:value-type="float" office:value="-630" calcext:value-type="float">
            <text:p>-630</text:p>
          </table:table-cell>
          <table:table-cell table:number-columns-repeated="100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sprit de vitrio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2" calcext:value-type="float">
            <text:p>302,00</text:p>
          </table:table-cell>
          <table:table-cell office:value-type="string" calcext:value-type="string">
            <text:p>pots</text:p>
          </table:table-cell>
          <table:table-cell office:value-type="float" office:value="2" calcext:value-type="float">
            <text:p>2,00</text:p>
          </table:table-cell>
          <table:table-cell table:number-columns-repeated="2"/>
          <table:table-cell table:style-name="ce19" table:formula="of:=[.L104]+([.M104]/20)+([.N104]/240)" office:value-type="float" office:value="2" calcext:value-type="float">
            <text:p>2,0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604" calcext:value-type="float">
            <text:p>604,0000</text:p>
          </table:table-cell>
          <table:table-cell table:formula="of:=[.S104]-[.T104]" office:value-type="float" office:value="-604" calcext:value-type="float">
            <text:p>-604</text:p>
          </table:table-cell>
          <table:table-cell table:number-columns-repeated="100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t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table:formula="of:=150*0.75" office:value-type="float" office:value="112.5" calcext:value-type="float">
            <text:p>112,50</text:p>
          </table:table-cell>
          <table:table-cell table:number-columns-repeated="2"/>
          <table:table-cell table:style-name="ce19" table:formula="of:=[.L105]+([.M105]/20)+([.N105]/240)" office:value-type="float" office:value="112.5" calcext:value-type="float">
            <text:p>112,5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225" calcext:value-type="float">
            <text:p>225,0000</text:p>
          </table:table-cell>
          <table:table-cell table:formula="of:=[.S105]-[.T105]" office:value-type="float" office:value="-225" calcext:value-type="float">
            <text:p>-225</text:p>
          </table:table-cell>
          <table:table-cell office:value-type="string" calcext:value-type="string">
            <text:p>à150 L <text:s text:c="4"/>15 S la livre</text:p>
          </table:table-cell>
          <table:table-cell table:number-columns-repeated="1002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9200" calcext:value-type="float">
            <text:p>59 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19" table:formula="of:=[.L106]+([.M106]/20)+([.N106]/240)" office:value-type="float" office:value="2.5" calcext:value-type="float">
            <text:p>2,5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148000" calcext:value-type="float">
            <text:p>148 000,0000</text:p>
          </table:table-cell>
          <table:table-cell table:formula="of:=[.S106]-[.T106]" office:value-type="float" office:value="-148000" calcext:value-type="float">
            <text:p>-148000</text:p>
          </table:table-cell>
          <table:table-cell table:number-columns-repeated="100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32" calcext:value-type="float">
            <text:p>2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107]+([.M107]/20)+([.N107]/240)" office:value-type="float" office:value="0.2" calcext:value-type="float">
            <text:p>0,2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46.4" calcext:value-type="float">
            <text:p>46,4000</text:p>
          </table:table-cell>
          <table:table-cell table:formula="of:=[.S107]-[.T107]" office:value-type="float" office:value="-46.4" calcext:value-type="float">
            <text:p>-46,4</text:p>
          </table:table-cell>
          <table:table-cell table:number-columns-repeated="100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75726" calcext:value-type="float">
            <text:p>775 72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style-name="ce19" table:formula="of:=[.L108]+([.M108]/20)+([.N108]/240)" office:value-type="float" office:value="0.15" calcext:value-type="float">
            <text:p>0,15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116358.9" calcext:value-type="float">
            <text:p>116 358,9000</text:p>
          </table:table-cell>
          <table:table-cell table:formula="of:=[.S108]-[.T108]" office:value-type="float" office:value="-116358.9" calcext:value-type="float">
            <text:p>-116358,9</text:p>
          </table:table-cell>
          <table:table-cell table:number-columns-repeated="100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967" calcext:value-type="float">
            <text:p>40 967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</text:p>
          </table:table-cell>
          <table:table-cell table:number-columns-repeated="2"/>
          <table:table-cell table:style-name="ce19" table:formula="of:=[.L109]+([.M109]/20)+([.N109]/240)" office:value-type="float" office:value="3" calcext:value-type="float">
            <text:p>3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122901" calcext:value-type="float">
            <text:p>122 901,0000</text:p>
          </table:table-cell>
          <table:table-cell table:formula="of:=[.S109]-[.T109]" office:value-type="float" office:value="-122901" calcext:value-type="float">
            <text:p>-122901</text:p>
          </table:table-cell>
          <table:table-cell table:number-columns-repeated="100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9" table:formula="of:=[.L110]+([.M110]/20)+([.N110]/240)" office:value-type="float" office:value="90" calcext:value-type="float">
            <text:p>90,0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7020" calcext:value-type="float">
            <text:p>7 020,0000</text:p>
          </table:table-cell>
          <table:table-cell table:formula="of:=[.S110]-[.T110]" office:value-type="float" office:value="-7020" calcext:value-type="float">
            <text:p>-7020</text:p>
          </table:table-cell>
          <table:table-cell table:number-columns-repeated="100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19757" calcext:value-type="float">
            <text:p>619 757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</text:p>
          </table:table-cell>
          <table:table-cell table:number-columns-repeated="2"/>
          <table:table-cell table:style-name="ce19" table:formula="of:=[.L111]+([.M111]/20)+([.N111]/240)" office:value-type="float" office:value="0.18" calcext:value-type="float">
            <text:p>0,18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111556.26" calcext:value-type="float">
            <text:p>111 556,2600</text:p>
          </table:table-cell>
          <table:table-cell table:formula="of:=[.S111]-[.T111]" office:value-type="float" office:value="-111556.26" calcext:value-type="float">
            <text:p>-111556,26</text:p>
          </table:table-cell>
          <table:table-cell office:value-type="string" calcext:value-type="string">
            <text:p>à18 L %</text:p>
          </table:table-cell>
          <table:table-cell table:number-columns-repeated="100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fer en ch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19" table:formula="of:=[.L112]+([.M112]/20)+([.N112]/240)" office:value-type="float" office:value="0.5" calcext:value-type="float">
            <text:p>0,5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1.5" calcext:value-type="float">
            <text:p>1,5000</text:p>
          </table:table-cell>
          <table:table-cell table:formula="of:=[.S112]-[.T112]" office:value-type="float" office:value="-1.5" calcext:value-type="float">
            <text:p>-1,5</text:p>
          </table:table-cell>
          <table:table-cell table:number-columns-repeated="1003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7200" calcext:value-type="float">
            <text:p>17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113]+([.M113]/20)+([.N113]/240)" office:value-type="float" office:value="0.3" calcext:value-type="float">
            <text:p>0,3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5160" calcext:value-type="float">
            <text:p>5 160,0000</text:p>
          </table:table-cell>
          <table:table-cell table:formula="of:=[.S113]-[.T113]" office:value-type="float" office:value="-5160" calcext:value-type="float">
            <text:p>-5160</text:p>
          </table:table-cell>
          <table:table-cell table:number-columns-repeated="100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pl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18050" calcext:value-type="float">
            <text:p>218 050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0</text:p>
          </table:table-cell>
          <table:table-cell/>
          <table:table-cell table:style-name="ce19" table:formula="of:=[.L114]+([.M114]/20)+([.N114]/240)" office:value-type="float" office:value="0.125" calcext:value-type="float">
            <text:p>0,125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27256.25" calcext:value-type="float">
            <text:p>27 256,2500</text:p>
          </table:table-cell>
          <table:table-cell table:formula="of:=[.S114]-[.T114]" office:value-type="float" office:value="-27256.25" calcext:value-type="float">
            <text:p>-27256,25</text:p>
          </table:table-cell>
          <table:table-cell office:value-type="string" calcext:value-type="string">
            <text:p>À 12 L %</text:p>
          </table:table-cell>
          <table:table-cell table:number-columns-repeated="100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plaq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table:style-name="ce19" table:formula="of:=[.L115]+([.M115]/20)+([.N115]/240)" office:value-type="float" office:value="0.125" calcext:value-type="float">
            <text:p>0,125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112.5" calcext:value-type="float">
            <text:p>112,5000</text:p>
          </table:table-cell>
          <table:table-cell table:formula="of:=[.S115]-[.T115]" office:value-type="float" office:value="-112.5" calcext:value-type="float">
            <text:p>-112,5</text:p>
          </table:table-cell>
          <table:table-cell table:number-columns-repeated="1003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ron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96446" calcext:value-type="float">
            <text:p>596 44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116]+([.M116]/20)+([.N116]/240)" office:value-type="float" office:value="0.3" calcext:value-type="float">
            <text:p>0,3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78933.8" calcext:value-type="float">
            <text:p>178 933,8000</text:p>
          </table:table-cell>
          <table:table-cell table:formula="of:=[.S116]-[.T116]" office:value-type="float" office:value="-178933.8" calcext:value-type="float">
            <text:p>-178933,8</text:p>
          </table:table-cell>
          <table:table-cell table:number-columns-repeated="100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330" calcext:value-type="float">
            <text:p>2 3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117]+([.M117]/20)+([.N117]/240)" office:value-type="float" office:value="0.3" calcext:value-type="float">
            <text:p>0,3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699" calcext:value-type="float">
            <text:p>699,0000</text:p>
          </table:table-cell>
          <table:table-cell table:formula="of:=[.S117]-[.T117]" office:value-type="float" office:value="-699" calcext:value-type="float">
            <text:p>-699</text:p>
          </table:table-cell>
          <table:table-cell table:number-columns-repeated="100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19" table:formula="of:=[.L118]+([.M118]/20)+([.N118]/240)" office:value-type="float" office:value="0" calcext:value-type="float">
            <text:p>0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0" calcext:value-type="float">
            <text:p>0,0000</text:p>
          </table:table-cell>
          <table:table-cell table:formula="of:=[.S118]-[.T118]" office:value-type="float" office:value="0" calcext:value-type="float">
            <text:p>0</text:p>
          </table:table-cell>
          <table:table-cell office:value-type="string" calcext:value-type="string">
            <text:p>"à suivi le poids pour 209 ou 800L"</text:p>
          </table:table-cell>
          <table:table-cell table:number-columns-repeated="1002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40" calcext:value-type="float">
            <text:p>5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119]+([.M119]/20)+([.N119]/240)" office:value-type="float" office:value="1" calcext:value-type="float">
            <text:p>1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540" calcext:value-type="float">
            <text:p>540,0000</text:p>
          </table:table-cell>
          <table:table-cell table:formula="of:=[.S119]-[.T119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l de le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19" table:formula="of:=[.L120]+([.M120]/20)+([.N120]/240)" office:value-type="float" office:value="0" calcext:value-type="float">
            <text:p>0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0" calcext:value-type="float">
            <text:p>0,0000</text:p>
          </table:table-cell>
          <table:table-cell table:formula="of:=[.S120]-[.T120]" office:value-type="float" office:value="0" calcext:value-type="float">
            <text:p>0</text:p>
          </table:table-cell>
          <table:table-cell office:value-type="string" calcext:value-type="string">
            <text:p>20 sous la livre</text:p>
          </table:table-cell>
          <table:table-cell table:number-columns-repeated="1002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l de le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19" table:formula="of:=[.L121]+([.M121]/20)+([.N121]/240)" office:value-type="float" office:value="0" calcext:value-type="float">
            <text:p>0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0" calcext:value-type="float">
            <text:p>0,0000</text:p>
          </table:table-cell>
          <table:table-cell table:formula="of:=[.S121]-[.T121]" office:value-type="float" office:value="0" calcext:value-type="float">
            <text:p>0</text:p>
          </table:table-cell>
          <table:table-cell office:value-type="string" calcext:value-type="string">
            <text:p>20 sous la livre</text:p>
          </table:table-cell>
          <table:table-cell table:number-columns-repeated="100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l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ques</text:p>
          </table:table-cell>
          <table:table-cell table:number-columns-repeated="3"/>
          <table:table-cell table:style-name="ce19" table:formula="of:=[.L122]+([.M122]/20)+([.N122]/240)" office:value-type="float" office:value="0" calcext:value-type="float">
            <text:p>0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0" calcext:value-type="float">
            <text:p>0,0000</text:p>
          </table:table-cell>
          <table:table-cell table:formula="of:=[.S122]-[.T122]" office:value-type="float" office:value="0" calcext:value-type="float">
            <text:p>0</text:p>
          </table:table-cell>
          <table:table-cell office:value-type="string" calcext:value-type="string">
            <text:p>20 sous la livre</text:p>
          </table:table-cell>
          <table:table-cell table:number-columns-repeated="1002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table:style-name="ce9" office:value-type="string" calcext:value-type="string">
            <text:p>fila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,00</text:p>
          </table:table-cell>
          <table:table-cell/>
          <table:table-cell table:style-name="ce19" table:formula="of:=[.L123]+([.M123]/20)+([.N123]/240)" office:value-type="float" office:value="0.35" calcext:value-type="float">
            <text:p>0,35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525" calcext:value-type="float">
            <text:p>525,0000</text:p>
          </table:table-cell>
          <table:table-cell table:formula="of:=[.S123]-[.T123]" office:value-type="float" office:value="-525" calcext:value-type="float">
            <text:p>-525</text:p>
          </table:table-cell>
          <table:table-cell table:number-columns-repeated="1003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lacons ; can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124]+([.M124]/20)+([.N124]/240)" office:value-type="float" office:value="0.25" calcext:value-type="float">
            <text:p>0,25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4.5" calcext:value-type="float">
            <text:p>4,5000</text:p>
          </table:table-cell>
          <table:table-cell table:formula="of:=[.S124]-[.T124]" office:value-type="float" office:value="-4.5" calcext:value-type="float">
            <text:p>-4,5</text:p>
          </table:table-cell>
          <table:table-cell office:value-type="string" calcext:value-type="string">
            <text:p>À 4 ou 6 S</text:p>
          </table:table-cell>
          <table:table-cell table:number-columns-repeated="1002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lèches de m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</text:p>
          </table:table-cell>
          <table:table-cell table:number-columns-repeated="2"/>
          <table:table-cell table:style-name="ce19" table:formula="of:=[.L125]+([.M125]/20)+([.N125]/240)" office:value-type="float" office:value="6" calcext:value-type="float">
            <text:p>6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360" calcext:value-type="float">
            <text:p>360,0000</text:p>
          </table:table-cell>
          <table:table-cell table:formula="of:=[.S125]-[.T125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83029" calcext:value-type="float">
            <text:p>483 0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126]+([.M126]/20)+([.N126]/240)" office:value-type="float" office:value="0.25" calcext:value-type="float">
            <text:p>0,25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120757.25" calcext:value-type="float">
            <text:p>120 757,2500</text:p>
          </table:table-cell>
          <table:table-cell table:formula="of:=[.S126]-[.T126]" office:value-type="float" office:value="-120757.25" calcext:value-type="float">
            <text:p>-120757,25</text:p>
          </table:table-cell>
          <table:table-cell table:number-columns-repeated="1003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226" calcext:value-type="float">
            <text:p>4 226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</text:p>
          </table:table-cell>
          <table:table-cell table:number-columns-repeated="2"/>
          <table:table-cell table:style-name="ce19" table:formula="of:=[.L127]+([.M127]/20)+([.N127]/240)" office:value-type="float" office:value="22" calcext:value-type="float">
            <text:p>22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92972" calcext:value-type="float">
            <text:p>92 972,0000</text:p>
          </table:table-cell>
          <table:table-cell table:formula="of:=[.S127]-[.T127]" office:value-type="float" office:value="-92972" calcext:value-type="float">
            <text:p>-92972</text:p>
          </table:table-cell>
          <table:table-cell table:number-columns-repeated="100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aul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78" calcext:value-type="float">
            <text:p>37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2.5" calcext:value-type="float">
            <text:p>22,50</text:p>
          </table:table-cell>
          <table:table-cell/>
          <table:table-cell table:style-name="ce19" table:formula="of:=[.L128]+([.M128]/20)+([.N128]/240)" office:value-type="float" office:value="1.125" calcext:value-type="float">
            <text:p>1,125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425.25" calcext:value-type="float">
            <text:p>425,2500</text:p>
          </table:table-cell>
          <table:table-cell table:formula="of:=[.S128]-[.T128]" office:value-type="float" office:value="-425.25" calcext:value-type="float">
            <text:p>-425,25</text:p>
          </table:table-cell>
          <table:table-cell office:value-type="string" calcext:value-type="string">
            <text:p>À 20 à 25 S</text:p>
          </table:table-cell>
          <table:table-cell table:number-columns-repeated="1002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0.195" calcext:value-type="float">
            <text:p>0,20</text:p>
          </table:table-cell>
          <table:table-cell table:number-columns-repeated="2"/>
          <table:table-cell table:style-name="ce19" table:formula="of:=[.L129]+([.M129]/20)+([.N129]/240)" office:value-type="float" office:value="0.195" calcext:value-type="float">
            <text:p>0,195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78" calcext:value-type="float">
            <text:p>78,0000</text:p>
          </table:table-cell>
          <table:table-cell table:formula="of:=[.S129]-[.T129]" office:value-type="float" office:value="-78" calcext:value-type="float">
            <text:p>-78</text:p>
          </table:table-cell>
          <table:table-cell office:value-type="string" calcext:value-type="string">
            <text:p>À 19L ou 20L L%</text:p>
          </table:table-cell>
          <table:table-cell table:number-columns-repeated="1002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 office:value-type="float" office:value="0.195" calcext:value-type="float">
            <text:p>0,20</text:p>
          </table:table-cell>
          <table:table-cell table:number-columns-repeated="2"/>
          <table:table-cell table:style-name="ce19" table:formula="of:=[.L130]+([.M130]/20)+([.N130]/240)" office:value-type="float" office:value="0.195" calcext:value-type="float">
            <text:p>0,195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97.5" calcext:value-type="float">
            <text:p>97,5000</text:p>
          </table:table-cell>
          <table:table-cell table:formula="of:=[.S130]-[.T130]" office:value-type="float" office:value="-97.5" calcext:value-type="float">
            <text:p>-97,5</text:p>
          </table:table-cell>
          <table:table-cell office:value-type="string" calcext:value-type="string">
            <text:p>À 19L ou 20L L%</text:p>
          </table:table-cell>
          <table:table-cell table:number-columns-repeated="1002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omme arabiq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80" calcext:value-type="float">
            <text:p>1 680,00</text:p>
          </table:table-cell>
          <table:table-cell office:value-type="string" calcext:value-type="string">
            <text:p>livres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table:style-name="ce19" table:formula="of:=[.L131]+([.M131]/20)+([.N131]/240)" office:value-type="float" office:value="1.3" calcext:value-type="float">
            <text:p>1,3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2184" calcext:value-type="float">
            <text:p>2 184,0000</text:p>
          </table:table-cell>
          <table:table-cell table:formula="of:=[.S131]-[.T131]" office:value-type="float" office:value="-2184" calcext:value-type="float">
            <text:p>-2184</text:p>
          </table:table-cell>
          <table:table-cell office:value-type="string" calcext:value-type="string">
            <text:p>À 130 L %</text:p>
          </table:table-cell>
          <table:table-cell table:number-columns-repeated="1002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289" calcext:value-type="float">
            <text:p>3 289,00</text:p>
          </table:table-cell>
          <table:table-cell office:value-type="string" calcext:value-type="string">
            <text:p>sacs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table:style-name="ce19" table:formula="of:=[.L132]+([.M132]/20)+([.N132]/240)" office:value-type="float" office:value="10" calcext:value-type="float">
            <text:p>10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32890" calcext:value-type="float">
            <text:p>32 890,0000</text:p>
          </table:table-cell>
          <table:table-cell table:formula="of:=[.S132]-[.T132]" office:value-type="float" office:value="-32890" calcext:value-type="float">
            <text:p>-32890</text:p>
          </table:table-cell>
          <table:table-cell table:number-columns-repeated="100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</text:p>
          </table:table-cell>
          <table:table-cell table:number-columns-repeated="2"/>
          <table:table-cell table:style-name="ce19" table:formula="of:=[.L133]+([.M133]/20)+([.N133]/240)" office:value-type="float" office:value="6" calcext:value-type="float">
            <text:p>6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402" calcext:value-type="float">
            <text:p>402,0000</text:p>
          </table:table-cell>
          <table:table-cell table:formula="of:=[.S133]-[.T133]" office:value-type="float" office:value="-402" calcext:value-type="float">
            <text:p>-402</text:p>
          </table:table-cell>
          <table:table-cell table:number-columns-repeated="1003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oub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19" table:formula="of:=[.L134]+([.M134]/20)+([.N134]/240)" office:value-type="float" office:value="0.75" calcext:value-type="float">
            <text:p>0,75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97.5" calcext:value-type="float">
            <text:p>97,5000</text:p>
          </table:table-cell>
          <table:table-cell table:formula="of:=[.S134]-[.T134]" office:value-type="float" office:value="-97.5" calcext:value-type="float">
            <text:p>-97,5</text:p>
          </table:table-cell>
          <table:table-cell table:number-columns-repeated="1003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030" calcext:value-type="float">
            <text:p>7 0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135]+([.M135]/20)+([.N135]/240)" office:value-type="float" office:value="0.3" calcext:value-type="float">
            <text:p>0,3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2109" calcext:value-type="float">
            <text:p>2 109,0000</text:p>
          </table:table-cell>
          <table:table-cell table:formula="of:=[.S135]-[.T135]" office:value-type="float" office:value="-2109" calcext:value-type="float">
            <text:p>-2109</text:p>
          </table:table-cell>
          <table:table-cell table:number-columns-repeated="100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bariques</text:p>
          </table:table-cell>
          <table:table-cell office:value-type="float" office:value="110" calcext:value-type="float">
            <text:p>110,00</text:p>
          </table:table-cell>
          <table:table-cell table:number-columns-repeated="2"/>
          <table:table-cell table:style-name="ce19" table:formula="of:=[.L136]+([.M136]/20)+([.N136]/240)" office:value-type="float" office:value="110" calcext:value-type="float">
            <text:p>110,0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3740" calcext:value-type="float">
            <text:p>3 740,0000</text:p>
          </table:table-cell>
          <table:table-cell table:formula="of:=[.S136]-[.T136]" office:value-type="float" office:value="-3740" calcext:value-type="float">
            <text:p>-3740</text:p>
          </table:table-cell>
          <table:table-cell office:value-type="string" calcext:value-type="string">
            <text:p>À 100 ou 130L</text:p>
          </table:table-cell>
          <table:table-cell table:number-columns-repeated="1002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27" calcext:value-type="float">
            <text:p>227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19" table:formula="of:=[.L137]+([.M137]/20)+([.N137]/240)" office:value-type="float" office:value="1.5" calcext:value-type="float">
            <text:p>1,5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340.5" calcext:value-type="float">
            <text:p>340,5000</text:p>
          </table:table-cell>
          <table:table-cell table:formula="of:=[.S137]-[.T137]" office:value-type="float" office:value="-340.5" calcext:value-type="float">
            <text:p>-340,5</text:p>
          </table:table-cell>
          <table:table-cell table:number-columns-repeated="1003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65" calcext:value-type="float">
            <text:p>65,00</text:p>
          </table:table-cell>
          <table:table-cell table:number-columns-repeated="2"/>
          <table:table-cell table:style-name="ce19" table:formula="of:=[.L138]+([.M138]/20)+([.N138]/240)" office:value-type="float" office:value="65" calcext:value-type="float">
            <text:p>65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65" calcext:value-type="float">
            <text:p>65,0000</text:p>
          </table:table-cell>
          <table:table-cell table:formula="of:=[.S138]-[.T138]" office:value-type="float" office:value="-65" calcext:value-type="float">
            <text:p>-65</text:p>
          </table:table-cell>
          <table:table-cell table:number-columns-repeated="1003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ruche</text:p>
          </table:table-cell>
          <table:table-cell table:number-columns-repeated="3"/>
          <table:table-cell table:style-name="ce19" table:formula="of:=[.L139]+([.M139]/20)+([.N139]/240)" office:value-type="float" office:value="0" calcext:value-type="float">
            <text:p>0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0" calcext:value-type="float">
            <text:p>0,0000</text:p>
          </table:table-cell>
          <table:table-cell table:formula="of:=[.S139]-[.T139]" office:value-type="float" office:value="0" calcext:value-type="float">
            <text:p>0</text:p>
          </table:table-cell>
          <table:table-cell office:value-type="string" calcext:value-type="string">
            <text:p>"à quelle grandeur. 6S la livre"</text:p>
          </table:table-cell>
          <table:table-cell table:number-columns-repeated="1002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54" calcext:value-type="float">
            <text:p>154,00</text:p>
          </table:table-cell>
          <table:table-cell office:value-type="string" calcext:value-type="string">
            <text:p>bariques</text:p>
          </table:table-cell>
          <table:table-cell office:value-type="float" office:value="130" calcext:value-type="float">
            <text:p>130,00</text:p>
          </table:table-cell>
          <table:table-cell table:number-columns-repeated="2"/>
          <table:table-cell table:style-name="ce19" table:formula="of:=[.L140]+([.M140]/20)+([.N140]/240)" office:value-type="float" office:value="130" calcext:value-type="float">
            <text:p>130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20020" calcext:value-type="float">
            <text:p>20 020,0000</text:p>
          </table:table-cell>
          <table:table-cell table:formula="of:=[.S140]-[.T140]" office:value-type="float" office:value="-20020" calcext:value-type="float">
            <text:p>-20020</text:p>
          </table:table-cell>
          <table:table-cell table:number-columns-repeated="1003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nav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80" calcext:value-type="float">
            <text:p>1 6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.5" calcext:value-type="float">
            <text:p>7,50</text:p>
          </table:table-cell>
          <table:table-cell/>
          <table:table-cell table:style-name="ce19" table:formula="of:=[.L141]+([.M141]/20)+([.N141]/240)" office:value-type="float" office:value="0.375" calcext:value-type="float">
            <text:p>0,375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630" calcext:value-type="float">
            <text:p>630,0000</text:p>
          </table:table-cell>
          <table:table-cell table:formula="of:=[.S141]-[.T141]" office:value-type="float" office:value="-630" calcext:value-type="float">
            <text:p>-630</text:p>
          </table:table-cell>
          <table:table-cell office:value-type="string" calcext:value-type="string">
            <text:p>À 7 ou 8 S</text:p>
          </table:table-cell>
          <table:table-cell table:number-columns-repeated="1002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19" table:formula="of:=[.L142]+([.M142]/20)+([.N142]/240)" office:value-type="float" office:value="1.25" calcext:value-type="float">
            <text:p>1,25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1500" calcext:value-type="float">
            <text:p>1 500,0000</text:p>
          </table:table-cell>
          <table:table-cell table:formula="of:=[.S142]-[.T142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80" calcext:value-type="float">
            <text:p>3 0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143]+([.M143]/20)+([.N143]/240)" office:value-type="float" office:value="0.25" calcext:value-type="float">
            <text:p>0,25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770" calcext:value-type="float">
            <text:p>770,0000</text:p>
          </table:table-cell>
          <table:table-cell table:formula="of:=[.S143]-[.T143]" office:value-type="float" office:value="-770" calcext:value-type="float">
            <text:p>-770</text:p>
          </table:table-cell>
          <table:table-cell table:number-columns-repeated="1003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vitrio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style-name="ce19" table:formula="of:=[.L144]+([.M144]/20)+([.N144]/240)" office:value-type="float" office:value="2" calcext:value-type="float">
            <text:p>2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236" calcext:value-type="float">
            <text:p>236,0000</text:p>
          </table:table-cell>
          <table:table-cell table:formula="of:=[.S144]-[.T144]" office:value-type="float" office:value="-236" calcext:value-type="float">
            <text:p>-236</text:p>
          </table:table-cell>
          <table:table-cell table:number-columns-repeated="1003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55" calcext:value-type="float">
            <text:p>55,00</text:p>
          </table:table-cell>
          <table:table-cell table:number-columns-repeated="2"/>
          <table:table-cell table:style-name="ce19" table:formula="of:=[.L145]+([.M145]/20)+([.N145]/240)" office:value-type="float" office:value="55" calcext:value-type="float">
            <text:p>55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110" calcext:value-type="float">
            <text:p>110,0000</text:p>
          </table:table-cell>
          <table:table-cell table:formula="of:=[.S145]-[.T145]" office:value-type="float" office:value="-110" calcext:value-type="float">
            <text:p>-110</text:p>
          </table:table-cell>
          <table:table-cell office:value-type="string" calcext:value-type="string">
            <text:p>À 50 ou 60L</text:p>
          </table:table-cell>
          <table:table-cell table:number-columns-repeated="1002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15" calcext:value-type="float">
            <text:p>4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style-name="ce19" table:formula="of:=[.L146]+([.M146]/20)+([.N146]/240)" office:value-type="float" office:value="0.4" calcext:value-type="float">
            <text:p>0,4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66" calcext:value-type="float">
            <text:p>166,0000</text:p>
          </table:table-cell>
          <table:table-cell table:formula="of:=[.S146]-[.T146]" office:value-type="float" office:value="-166" calcext:value-type="float">
            <text:p>-166</text:p>
          </table:table-cell>
          <table:table-cell table:number-columns-repeated="1003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jus de régl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893" calcext:value-type="float">
            <text:p>6 89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,00</text:p>
          </table:table-cell>
          <table:table-cell/>
          <table:table-cell table:style-name="ce19" table:formula="of:=[.L147]+([.M147]/20)+([.N147]/240)" office:value-type="float" office:value="0.6" calcext:value-type="float">
            <text:p>0,6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4135.8" calcext:value-type="float">
            <text:p>4 135,8000</text:p>
          </table:table-cell>
          <table:table-cell table:formula="of:=[.S147]-[.T147]" office:value-type="float" office:value="-4135.8" calcext:value-type="float">
            <text:p>-4135,8</text:p>
          </table:table-cell>
          <table:table-cell table:number-columns-repeated="1003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et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19" table:formula="of:=[.L148]+([.M148]/20)+([.N148]/240)" office:value-type="float" office:value="0.75" calcext:value-type="float">
            <text:p>0,75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75" calcext:value-type="float">
            <text:p>75,0000</text:p>
          </table:table-cell>
          <table:table-cell table:formula="of:=[.S148]-[.T148]" office:value-type="float" office:value="-75" calcext:value-type="float">
            <text:p>-75</text:p>
          </table:table-cell>
          <table:table-cell table:number-columns-repeated="1003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et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19" table:formula="of:=[.L149]+([.M149]/20)+([.N149]/240)" office:value-type="float" office:value="0" calcext:value-type="float">
            <text:p>0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0" calcext:value-type="float">
            <text:p>0,0000</text:p>
          </table:table-cell>
          <table:table-cell table:formula="of:=[.S149]-[.T149]" office:value-type="float" office:value="0" calcext:value-type="float">
            <text:p>0</text:p>
          </table:table-cell>
          <table:table-cell office:value-type="string" calcext:value-type="string">
            <text:p>"à 200 ou 800 L selon le poids"</text:p>
          </table:table-cell>
          <table:table-cell table:number-columns-repeated="1002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4880" calcext:value-type="float">
            <text:p>14 8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,00</text:p>
          </table:table-cell>
          <table:table-cell/>
          <table:table-cell table:style-name="ce19" table:formula="of:=[.L150]+([.M150]/20)+([.N150]/240)" office:value-type="float" office:value="0.35" calcext:value-type="float">
            <text:p>0,35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5208" calcext:value-type="float">
            <text:p>5 208,0000</text:p>
          </table:table-cell>
          <table:table-cell table:formula="of:=[.S150]-[.T150]" office:value-type="float" office:value="-5208" calcext:value-type="float">
            <text:p>-5208</text:p>
          </table:table-cell>
          <table:table-cell table:number-columns-repeated="1003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t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434" calcext:value-type="float">
            <text:p>1 4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151]+([.M151]/20)+([.N151]/240)" office:value-type="float" office:value="0.3" calcext:value-type="float">
            <text:p>0,3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430.2" calcext:value-type="float">
            <text:p>430,2000</text:p>
          </table:table-cell>
          <table:table-cell table:formula="of:=[.S151]-[.T151]" office:value-type="float" office:value="-430.2" calcext:value-type="float">
            <text:p>-430,2</text:p>
          </table:table-cell>
          <table:table-cell table:number-columns-repeated="1003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table:number-columns-repeated="5"/>
          <table:table-cell table:style-name="ce19" table:formula="of:=[.L152]+([.M152]/20)+([.N152]/240)" office:value-type="float" office:value="0" calcext:value-type="float">
            <text:p>0,00000</text:p>
          </table:table-cell>
          <table:table-cell office:value-type="float" office:value="97791" calcext:value-type="float">
            <text:p>97791</text:p>
          </table:table-cell>
          <table:table-cell table:number-columns-repeated="2"/>
          <table:table-cell table:formula="of:=[.P152]+0.05*[.Q152]+[.R152]/240" office:value-type="float" office:value="97791" calcext:value-type="float">
            <text:p>97791</text:p>
          </table:table-cell>
          <table:table-cell table:formula="of:=[.J152]*[.O152]" office:value-type="float" office:value="0" calcext:value-type="float">
            <text:p>0,0000</text:p>
          </table:table-cell>
          <table:table-cell table:formula="of:=[.S152]-[.T152]" office:value-type="float" office:value="97791" calcext:value-type="float">
            <text:p>97791</text:p>
          </table:table-cell>
          <table:table-cell table:number-columns-repeated="1003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ts de 60 à 8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9" table:formula="of:=[.L153]+([.M153]/20)+([.N153]/240)" office:value-type="float" office:value="100" calcext:value-type="float">
            <text:p>100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4300" calcext:value-type="float">
            <text:p>4 300,0000</text:p>
          </table:table-cell>
          <table:table-cell table:formula="of:=[.S153]-[.T153]" office:value-type="float" office:value="-4300" calcext:value-type="float">
            <text:p>-4300</text:p>
          </table:table-cell>
          <table:table-cell table:number-columns-repeated="1003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ts de 60 à 7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en nombre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19" table:formula="of:=[.L154]+([.M154]/20)+([.N154]/240)" office:value-type="float" office:value="80" calcext:value-type="float">
            <text:p>80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3680" calcext:value-type="float">
            <text:p>3 680,0000</text:p>
          </table:table-cell>
          <table:table-cell table:formula="of:=[.S154]-[.T154]" office:value-type="float" office:value="-3680" calcext:value-type="float">
            <text:p>-3680</text:p>
          </table:table-cell>
          <table:table-cell table:number-columns-repeated="1003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ts ordinai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67" calcext:value-type="float">
            <text:p>167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19" table:formula="of:=[.L155]+([.M155]/20)+([.N155]/240)" office:value-type="float" office:value="50" calcext:value-type="float">
            <text:p>50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8350" calcext:value-type="float">
            <text:p>8 350,0000</text:p>
          </table:table-cell>
          <table:table-cell table:formula="of:=[.S155]-[.T155]" office:value-type="float" office:value="-8350" calcext:value-type="float">
            <text:p>-8350</text:p>
          </table:table-cell>
          <table:table-cell table:number-columns-repeated="1003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table:number-columns-repeated="5"/>
          <table:table-cell table:style-name="ce19" table:formula="of:=[.L156]+([.M156]/20)+([.N156]/240)" office:value-type="float" office:value="0" calcext:value-type="float">
            <text:p>0,00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[.P156]+0.05*[.Q156]+[.R156]/240" office:value-type="float" office:value="15000" calcext:value-type="float">
            <text:p>15000</text:p>
          </table:table-cell>
          <table:table-cell table:formula="of:=[.J156]*[.O156]" office:value-type="float" office:value="0" calcext:value-type="float">
            <text:p>0,0000</text:p>
          </table:table-cell>
          <table:table-cell table:formula="of:=[.S156]-[.T156]"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ercer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90" calcext:value-type="float">
            <text:p>29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19" table:formula="of:=[.L157]+([.M157]/20)+([.N157]/240)" office:value-type="float" office:value="3.5" calcext:value-type="float">
            <text:p>3,5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1015" calcext:value-type="float">
            <text:p>1 015,0000</text:p>
          </table:table-cell>
          <table:table-cell table:formula="of:=[.S157]-[.T157]" office:value-type="float" office:value="-1015" calcext:value-type="float">
            <text:p>-1015</text:p>
          </table:table-cell>
          <table:table-cell table:number-columns-repeated="100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ine de plomb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19" table:formula="of:=[.L158]+([.M158]/20)+([.N158]/240)" office:value-type="float" office:value="0" calcext:value-type="float">
            <text:p>0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0" calcext:value-type="float">
            <text:p>0,0000</text:p>
          </table:table-cell>
          <table:table-cell table:formula="of:=[.S158]-[.T158]" office:value-type="float" office:value="0" calcext:value-type="float">
            <text:p>0</text:p>
          </table:table-cell>
          <table:table-cell office:value-type="string" calcext:value-type="string">
            <text:p>5 sous la livre</text:p>
          </table:table-cell>
          <table:table-cell table:number-columns-repeated="1002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irrhe en lar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</text:p>
          </table:table-cell>
          <table:table-cell table:number-columns-repeated="2"/>
          <table:table-cell table:style-name="ce19" table:formula="of:=[.L159]+([.M159]/20)+([.N159]/240)" office:value-type="float" office:value="5" calcext:value-type="float">
            <text:p>5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500" calcext:value-type="float">
            <text:p>500,0000</text:p>
          </table:table-cell>
          <table:table-cell table:formula="of:=[.S159]-[.T159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</text:p>
          </table:table-cell>
          <table:table-cell table:number-columns-repeated="2"/>
          <table:table-cell table:style-name="ce19" table:formula="of:=[.L160]+([.M160]/20)+([.N160]/240)" office:value-type="float" office:value="3" calcext:value-type="float">
            <text:p>3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183" calcext:value-type="float">
            <text:p>183,0000</text:p>
          </table:table-cell>
          <table:table-cell table:formula="of:=[.S160]-[.T160]" office:value-type="float" office:value="-183" calcext:value-type="float">
            <text:p>-183</text:p>
          </table:table-cell>
          <table:table-cell table:number-columns-repeated="1003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25" calcext:value-type="float">
            <text:p>6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19" table:formula="of:=[.L161]+([.M161]/20)+([.N161]/240)" office:value-type="float" office:value="1.5" calcext:value-type="float">
            <text:p>1,5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937.5" calcext:value-type="float">
            <text:p>937,5000</text:p>
          </table:table-cell>
          <table:table-cell table:formula="of:=[.S161]-[.T161]" office:value-type="float" office:value="-937.5" calcext:value-type="float">
            <text:p>-937,5</text:p>
          </table:table-cell>
          <table:table-cell office:value-type="string" calcext:value-type="string">
            <text:p>produit non identifié</text:p>
          </table:table-cell>
          <table:table-cell table:number-columns-repeated="1002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950" calcext:value-type="float">
            <text:p>1 950,00</text:p>
          </table:table-cell>
          <table:table-cell office:value-type="string" calcext:value-type="string">
            <text:p>barils</text:p>
          </table:table-cell>
          <table:table-cell/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table:style-name="ce19" table:formula="of:=[.L162]+([.M162]/20)+([.N162]/240)" office:value-type="float" office:value="0.175" calcext:value-type="float">
            <text:p>0,175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341.25" calcext:value-type="float">
            <text:p>341,2500</text:p>
          </table:table-cell>
          <table:table-cell table:formula="of:=[.S162]-[.T162]" office:value-type="float" office:value="-341.25" calcext:value-type="float">
            <text:p>-341,25</text:p>
          </table:table-cell>
          <table:table-cell office:value-type="string" calcext:value-type="string">
            <text:p>doute sur le prix</text:p>
          </table:table-cell>
          <table:table-cell table:number-columns-repeated="1002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19" table:formula="of:=[.L163]+([.M163]/20)+([.N163]/240)" office:value-type="float" office:value="2.5" calcext:value-type="float">
            <text:p>2,5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62.5" calcext:value-type="float">
            <text:p>62,5000</text:p>
          </table:table-cell>
          <table:table-cell table:formula="of:=[.S163]-[.T163]" office:value-type="float" office:value="-62.5" calcext:value-type="float">
            <text:p>-62,5</text:p>
          </table:table-cell>
          <table:table-cell table:number-columns-repeated="1003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cre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,00</text:p>
          </table:table-cell>
          <table:table-cell/>
          <table:table-cell table:style-name="ce19" table:formula="of:=[.L164]+([.M164]/20)+([.N164]/240)" office:value-type="float" office:value="0.05" calcext:value-type="float">
            <text:p>0,05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10" calcext:value-type="float">
            <text:p>10,0000</text:p>
          </table:table-cell>
          <table:table-cell table:formula="of:=[.S164]-[.T164]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rge mond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19" table:formula="of:=[.L165]+([.M165]/20)+([.N165]/240)" office:value-type="float" office:value="0" calcext:value-type="float">
            <text:p>0,0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0" calcext:value-type="float">
            <text:p>0,0000</text:p>
          </table:table-cell>
          <table:table-cell table:formula="of:=[.S165]-[.T165]" office:value-type="float" office:value="0" calcext:value-type="float">
            <text:p>0</text:p>
          </table:table-cell>
          <table:table-cell office:value-type="string" calcext:value-type="string">
            <text:p>À 4 S la livre</text:p>
          </table:table-cell>
          <table:table-cell table:number-columns-repeated="1002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ut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166]+([.M166]/20)+([.N166]/240)" office:value-type="float" office:value="1" calcext:value-type="float">
            <text:p>1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350" calcext:value-type="float">
            <text:p>350,0000</text:p>
          </table:table-cell>
          <table:table-cell table:formula="of:=[.S166]-[.T166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19" table:formula="of:=[.L167]+([.M167]/20)+([.N167]/240)" office:value-type="float" office:value="0" calcext:value-type="float">
            <text:p>0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0" calcext:value-type="float">
            <text:p>0,0000</text:p>
          </table:table-cell>
          <table:table-cell table:formula="of:=[.S167]-[.T167]" office:value-type="float" office:value="0" calcext:value-type="float">
            <text:p>0</text:p>
          </table:table-cell>
          <table:table-cell office:value-type="string" calcext:value-type="string">
            <text:p>"à quelle sorte quel poids ?"</text:p>
          </table:table-cell>
          <table:table-cell table:number-columns-repeated="1002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64.5" calcext:value-type="float">
            <text:p>364,50</text:p>
          </table:table-cell>
          <table:table-cell office:value-type="string" calcext:value-type="string">
            <text:p>rames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table:style-name="ce19" table:formula="of:=[.L168]+([.M168]/20)+([.N168]/240)" office:value-type="float" office:value="20" calcext:value-type="float">
            <text:p>20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7290" calcext:value-type="float">
            <text:p>7 290,0000</text:p>
          </table:table-cell>
          <table:table-cell table:formula="of:=[.S168]-[.T168]" office:value-type="float" office:value="-7290" calcext:value-type="float">
            <text:p>-7290</text:p>
          </table:table-cell>
          <table:table-cell table:number-columns-repeated="1003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int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04" calcext:value-type="float">
            <text:p>604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19" table:formula="of:=[.L169]+([.M169]/20)+([.N169]/240)" office:value-type="float" office:value="0" calcext:value-type="float">
            <text:p>0,0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0" calcext:value-type="float">
            <text:p>0,0000</text:p>
          </table:table-cell>
          <table:table-cell table:formula="of:=[.S169]-[.T169]" office:value-type="float" office:value="0" calcext:value-type="float">
            <text:p>0</text:p>
          </table:table-cell>
          <table:table-cell office:value-type="string" calcext:value-type="string">
            <text:p>"à depuis 20 S jusqu'à 100L et plus"</text:p>
          </table:table-cell>
          <table:table-cell table:number-columns-repeated="1002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i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,00</text:p>
          </table:table-cell>
          <table:table-cell/>
          <table:table-cell table:style-name="ce19" table:formula="of:=[.L170]+([.M170]/20)+([.N170]/240)" office:value-type="float" office:value="0.55" calcext:value-type="float">
            <text:p>0,55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110" calcext:value-type="float">
            <text:p>110,0000</text:p>
          </table:table-cell>
          <table:table-cell table:formula="of:=[.S170]-[.T170]" office:value-type="float" office:value="-110" calcext:value-type="float">
            <text:p>-110</text:p>
          </table:table-cell>
          <table:table-cell office:value-type="string" calcext:value-type="string">
            <text:p>À 10 ou 12 S</text:p>
          </table:table-cell>
          <table:table-cell table:number-columns-repeated="1002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i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28" calcext:value-type="float">
            <text:p>28,00</text:p>
          </table:table-cell>
          <table:table-cell table:number-columns-repeated="2"/>
          <table:table-cell table:style-name="ce19" table:formula="of:=[.L171]+([.M171]/20)+([.N171]/240)" office:value-type="float" office:value="28" calcext:value-type="float">
            <text:p>28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28" calcext:value-type="float">
            <text:p>28,0000</text:p>
          </table:table-cell>
          <table:table-cell table:formula="of:=[.S171]-[.T171]" office:value-type="float" office:value="-28" calcext:value-type="float">
            <text:p>-28</text:p>
          </table:table-cell>
          <table:table-cell office:value-type="string" calcext:value-type="string">
            <text:p>"valeur de 28L"</text:p>
          </table:table-cell>
          <table:table-cell table:number-columns-repeated="1002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style-name="ce19" table:formula="of:=[.L172]+([.M172]/20)+([.N172]/240)" office:value-type="float" office:value="2.25" calcext:value-type="float">
            <text:p>2,25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220.5" calcext:value-type="float">
            <text:p>220,5000</text:p>
          </table:table-cell>
          <table:table-cell table:formula="of:=[.S172]-[.T172]" office:value-type="float" office:value="-220.5" calcext:value-type="float">
            <text:p>-220,5</text:p>
          </table:table-cell>
          <table:table-cell table:number-columns-repeated="1003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82" calcext:value-type="float">
            <text:p>88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,00</text:p>
          </table:table-cell>
          <table:table-cell/>
          <table:table-cell table:style-name="ce19" table:formula="of:=[.L173]+([.M173]/20)+([.N173]/240)" office:value-type="float" office:value="0.05" calcext:value-type="float">
            <text:p>0,05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44.1" calcext:value-type="float">
            <text:p>44,1000</text:p>
          </table:table-cell>
          <table:table-cell table:formula="of:=[.S173]-[.T173]" office:value-type="float" office:value="-44.1" calcext:value-type="float">
            <text:p>-44,1</text:p>
          </table:table-cell>
          <table:table-cell table:number-columns-repeated="100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chêne de 3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52" calcext:value-type="float">
            <text:p>852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</text:p>
          </table:table-cell>
          <table:table-cell table:number-columns-repeated="2"/>
          <table:table-cell table:style-name="ce19" table:formula="of:=[.L174]+([.M174]/20)+([.N174]/240)" office:value-type="float" office:value="6" calcext:value-type="float">
            <text:p>6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5112" calcext:value-type="float">
            <text:p>5 112,0000</text:p>
          </table:table-cell>
          <table:table-cell table:formula="of:=[.S174]-[.T174]" office:value-type="float" office:value="-5112" calcext:value-type="float">
            <text:p>-5112</text:p>
          </table:table-cell>
          <table:table-cell table:number-columns-repeated="1003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285" calcext:value-type="float">
            <text:p>6 285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</text:p>
          </table:table-cell>
          <table:table-cell table:number-columns-repeated="2"/>
          <table:table-cell table:style-name="ce19" table:formula="of:=[.L175]+([.M175]/20)+([.N175]/240)" office:value-type="float" office:value="4" calcext:value-type="float">
            <text:p>4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25140" calcext:value-type="float">
            <text:p>25 140,0000</text:p>
          </table:table-cell>
          <table:table-cell table:formula="of:=[.S175]-[.T175]" office:value-type="float" office:value="-25140" calcext:value-type="float">
            <text:p>-25140</text:p>
          </table:table-cell>
          <table:table-cell table:number-columns-repeated="1003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1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80" calcext:value-type="float">
            <text:p>1 0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176]+([.M176]/20)+([.N176]/240)" office:value-type="float" office:value="1" calcext:value-type="float">
            <text:p>1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1080" calcext:value-type="float">
            <text:p>1 080,0000</text:p>
          </table:table-cell>
          <table:table-cell table:formula="of:=[.S176]-[.T176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20 à 27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58" calcext:value-type="float">
            <text:p>658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19" table:formula="of:=[.L177]+([.M177]/20)+([.N177]/240)" office:value-type="float" office:value="4.5" calcext:value-type="float">
            <text:p>4,5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2961" calcext:value-type="float">
            <text:p>2 961,0000</text:p>
          </table:table-cell>
          <table:table-cell table:formula="of:=[.S177]-[.T177]" office:value-type="float" office:value="-2961" calcext:value-type="float">
            <text:p>-2961</text:p>
          </table:table-cell>
          <table:table-cell table:number-columns-repeated="100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8 à 1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85" calcext:value-type="float">
            <text:p>68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178]+([.M178]/20)+([.N178]/240)" office:value-type="float" office:value="1" calcext:value-type="float">
            <text:p>1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685" calcext:value-type="float">
            <text:p>685,0000</text:p>
          </table:table-cell>
          <table:table-cell table:formula="of:=[.S178]-[.T178]" office:value-type="float" office:value="-685" calcext:value-type="float">
            <text:p>-685</text:p>
          </table:table-cell>
          <table:table-cell table:number-columns-repeated="1003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12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63" calcext:value-type="float">
            <text:p>26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19" table:formula="of:=[.L179]+([.M179]/20)+([.N179]/240)" office:value-type="float" office:value="1.25" calcext:value-type="float">
            <text:p>1,25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328.75" calcext:value-type="float">
            <text:p>328,7500</text:p>
          </table:table-cell>
          <table:table-cell table:formula="of:=[.S179]-[.T179]" office:value-type="float" office:value="-328.75" calcext:value-type="float">
            <text:p>-328,75</text:p>
          </table:table-cell>
          <table:table-cell table:number-columns-repeated="1003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36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97" calcext:value-type="float">
            <text:p>297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</text:p>
          </table:table-cell>
          <table:table-cell table:number-columns-repeated="2"/>
          <table:table-cell table:style-name="ce19" table:formula="of:=[.L180]+([.M180]/20)+([.N180]/240)" office:value-type="float" office:value="5" calcext:value-type="float">
            <text:p>5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1485" calcext:value-type="float">
            <text:p>1 485,0000</text:p>
          </table:table-cell>
          <table:table-cell table:formula="of:=[.S180]-[.T180]" office:value-type="float" office:value="-1485" calcext:value-type="float">
            <text:p>-1485</text:p>
          </table:table-cell>
          <table:table-cell table:number-columns-repeated="1003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12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30" calcext:value-type="float">
            <text:p>1 13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19" table:formula="of:=[.L181]+([.M181]/20)+([.N181]/240)" office:value-type="float" office:value="1.25" calcext:value-type="float">
            <text:p>1,25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1412.5" calcext:value-type="float">
            <text:p>1 412,5000</text:p>
          </table:table-cell>
          <table:table-cell table:formula="of:=[.S181]-[.T181]" office:value-type="float" office:value="-1412.5" calcext:value-type="float">
            <text:p>-1412,5</text:p>
          </table:table-cell>
          <table:table-cell table:number-columns-repeated="1003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18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68" calcext:value-type="float">
            <text:p>2 06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19" table:formula="of:=[.L182]+([.M182]/20)+([.N182]/240)" office:value-type="float" office:value="1.25" calcext:value-type="float">
            <text:p>1,25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2585" calcext:value-type="float">
            <text:p>2 585,0000</text:p>
          </table:table-cell>
          <table:table-cell table:formula="of:=[.S182]-[.T182]" office:value-type="float" office:value="-2585" calcext:value-type="float">
            <text:p>-2585</text:p>
          </table:table-cell>
          <table:table-cell table:number-columns-repeated="1003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3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</text:p>
          </table:table-cell>
          <table:table-cell table:number-columns-repeated="2"/>
          <table:table-cell table:style-name="ce19" table:formula="of:=[.L183]+([.M183]/20)+([.N183]/240)" office:value-type="float" office:value="5" calcext:value-type="float">
            <text:p>5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10000" calcext:value-type="float">
            <text:p>10 000,0000</text:p>
          </table:table-cell>
          <table:table-cell table:formula="of:=[.S183]-[.T183]" office:value-type="float" office:value="-10000" calcext:value-type="float">
            <text:p>-10000</text:p>
          </table:table-cell>
          <table:table-cell table:number-columns-repeated="1003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ordinai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6642" calcext:value-type="float">
            <text:p>26 64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7.5" calcext:value-type="float">
            <text:p>17,50</text:p>
          </table:table-cell>
          <table:table-cell/>
          <table:table-cell table:style-name="ce19" table:formula="of:=[.L184]+([.M184]/20)+([.N184]/240)" office:value-type="float" office:value="0.875" calcext:value-type="float">
            <text:p>0,875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23311.75" calcext:value-type="float">
            <text:p>23 311,7500</text:p>
          </table:table-cell>
          <table:table-cell table:formula="of:=[.S184]-[.T184]" office:value-type="float" office:value="-23311.75" calcext:value-type="float">
            <text:p>-23311,75</text:p>
          </table:table-cell>
          <table:table-cell office:value-type="string" calcext:value-type="string">
            <text:p>À 15 ou 20 S</text:p>
          </table:table-cell>
          <table:table-cell table:number-columns-repeated="1002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omb en grena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185]+([.M185]/20)+([.N185]/240)" office:value-type="float" office:value="0.3" calcext:value-type="float">
            <text:p>0,3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600" calcext:value-type="float">
            <text:p>600,0000</text:p>
          </table:table-cell>
          <table:table-cell table:formula="of:=[.S185]-[.T18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186]+([.M186]/20)+([.N186]/240)" office:value-type="float" office:value="0.25" calcext:value-type="float">
            <text:p>0,25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250" calcext:value-type="float">
            <text:p>250,0000</text:p>
          </table:table-cell>
          <table:table-cell table:formula="of:=[.S186]-[.T186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</text:p>
          </table:table-cell>
          <table:table-cell table:number-columns-repeated="2"/>
          <table:table-cell table:style-name="ce19" table:formula="of:=[.L187]+([.M187]/20)+([.N187]/240)" office:value-type="float" office:value="4" calcext:value-type="float">
            <text:p>4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12" calcext:value-type="float">
            <text:p>12,0000</text:p>
          </table:table-cell>
          <table:table-cell table:formula="of:=[.S187]-[.T187]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792" calcext:value-type="float">
            <text:p>7 79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,00</text:p>
          </table:table-cell>
          <table:table-cell/>
          <table:table-cell table:style-name="ce19" table:formula="of:=[.L188]+([.M188]/20)+([.N188]/240)" office:value-type="float" office:value="1.2" calcext:value-type="float">
            <text:p>1,2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9350.4" calcext:value-type="float">
            <text:p>9 350,4000</text:p>
          </table:table-cell>
          <table:table-cell table:formula="of:=[.S188]-[.T188]" office:value-type="float" office:value="-9350.4" calcext:value-type="float">
            <text:p>-9350,4</text:p>
          </table:table-cell>
          <table:table-cell table:number-columns-repeated="100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ivr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,00</text:p>
          </table:table-cell>
          <table:table-cell/>
          <table:table-cell table:style-name="ce19" table:formula="of:=[.L189]+([.M189]/20)+([.N189]/240)" office:value-type="float" office:value="1.2" calcext:value-type="float">
            <text:p>1,2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312" calcext:value-type="float">
            <text:p>312,0000</text:p>
          </table:table-cell>
          <table:table-cell table:formula="of:=[.S189]-[.T189]" office:value-type="float" office:value="-312" calcext:value-type="float">
            <text:p>-312</text:p>
          </table:table-cell>
          <table:table-cell table:number-columns-repeated="100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ivre long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19" table:formula="of:=[.L190]+([.M190]/20)+([.N190]/240)" office:value-type="float" office:value="1.5" calcext:value-type="float">
            <text:p>1,5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450" calcext:value-type="float">
            <text:p>450,0000</text:p>
          </table:table-cell>
          <table:table-cell table:formula="of:=[.S190]-[.T190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ix de Bourgo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91" calcext:value-type="float">
            <text:p>1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,00</text:p>
          </table:table-cell>
          <table:table-cell/>
          <table:table-cell table:style-name="ce19" table:formula="of:=[.L191]+([.M191]/20)+([.N191]/240)" office:value-type="float" office:value="0.1" calcext:value-type="float">
            <text:p>0,1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19.1" calcext:value-type="float">
            <text:p>19,1000</text:p>
          </table:table-cell>
          <table:table-cell table:formula="of:=[.S191]-[.T191]" office:value-type="float" office:value="-19.1" calcext:value-type="float">
            <text:p>-19,1</text:p>
          </table:table-cell>
          <table:table-cell table:number-columns-repeated="100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utreaux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</text:p>
          </table:table-cell>
          <table:table-cell table:number-columns-repeated="2"/>
          <table:table-cell table:style-name="ce19" table:formula="of:=[.L192]+([.M192]/20)+([.N192]/240)" office:value-type="float" office:value="4" calcext:value-type="float">
            <text:p>4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200" calcext:value-type="float">
            <text:p>200,0000</text:p>
          </table:table-cell>
          <table:table-cell table:formula="of:=[.S192]-[.T192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tterie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,00</text:p>
          </table:table-cell>
          <table:table-cell/>
          <table:table-cell table:style-name="ce19" table:formula="of:=[.L193]+([.M193]/20)+([.N193]/240)" office:value-type="float" office:value="0.1" calcext:value-type="float">
            <text:p>0,1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50" calcext:value-type="float">
            <text:p>50,0000</text:p>
          </table:table-cell>
          <table:table-cell table:formula="of:=[.S193]-[.T193]" office:value-type="float" office:value="-50" calcext:value-type="float">
            <text:p>-50</text:p>
          </table:table-cell>
          <table:table-cell table:number-columns-repeated="1003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194]+([.M194]/20)+([.N194]/240)" office:value-type="float" office:value="0.25" calcext:value-type="float">
            <text:p>0,25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25" calcext:value-type="float">
            <text:p>25,0000</text:p>
          </table:table-cell>
          <table:table-cell table:formula="of:=[.S194]-[.T194]" office:value-type="float" office:value="-25" calcext:value-type="float">
            <text:p>-25</text:p>
          </table:table-cell>
          <table:table-cell table:number-columns-repeated="100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récei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195]+([.M195]/20)+([.N195]/240)" office:value-type="float" office:value="1" calcext:value-type="float">
            <text:p>1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115" calcext:value-type="float">
            <text:p>115,0000</text:p>
          </table:table-cell>
          <table:table-cell table:formula="of:=[.S195]-[.T195]" office:value-type="float" office:value="-115" calcext:value-type="float">
            <text:p>-115</text:p>
          </table:table-cell>
          <table:table-cell table:number-columns-repeated="1003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quincaille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701" calcext:value-type="float">
            <text:p>70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196]+([.M196]/20)+([.N196]/240)" office:value-type="float" office:value="1" calcext:value-type="float">
            <text:p>1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701" calcext:value-type="float">
            <text:p>701,0000</text:p>
          </table:table-cell>
          <table:table-cell table:formula="of:=[.S196]-[.T196]" office:value-type="float" office:value="-701" calcext:value-type="float">
            <text:p>-701</text:p>
          </table:table-cell>
          <table:table-cell table:number-columns-repeated="100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quincaille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table:number-columns-repeated="5"/>
          <table:table-cell table:style-name="ce19" table:formula="of:=[.L197]+([.M197]/20)+([.N197]/240)" office:value-type="float" office:value="0" calcext:value-type="float">
            <text:p>0,00000</text:p>
          </table:table-cell>
          <table:table-cell office:value-type="float" office:value="7500" calcext:value-type="float">
            <text:p>7500</text:p>
          </table:table-cell>
          <table:table-cell table:number-columns-repeated="2"/>
          <table:table-cell table:formula="of:=[.P197]+0.05*[.Q197]+[.R197]/240" office:value-type="float" office:value="7500" calcext:value-type="float">
            <text:p>7500</text:p>
          </table:table-cell>
          <table:table-cell table:formula="of:=[.J197]*[.O197]" office:value-type="float" office:value="0" calcext:value-type="float">
            <text:p>0,0000</text:p>
          </table:table-cell>
          <table:table-cell table:formula="of:=[.S197]-[.T197]" office:value-type="float" office:value="7500" calcext:value-type="float">
            <text:p>7500</text:p>
          </table:table-cell>
          <table:table-cell office:value-type="string" calcext:value-type="string">
            <text:p>"quel poids ?" Rayé</text:p>
          </table:table-cell>
          <table:table-cell table:number-columns-repeated="1002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quilles de vaiss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9" table:formula="of:=[.L198]+([.M198]/20)+([.N198]/240)" office:value-type="float" office:value="100" calcext:value-type="float">
            <text:p>100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600" calcext:value-type="float">
            <text:p>600,0000</text:p>
          </table:table-cell>
          <table:table-cell table:formula="of:=[.S198]-[.T198]" office:value-type="float" office:value="-600" calcext:value-type="float">
            <text:p>-600</text:p>
          </table:table-cell>
          <table:table-cell office:value-type="string" calcext:value-type="string">
            <text:p>100 L ou plus</text:p>
          </table:table-cell>
          <table:table-cell table:number-columns-repeated="1002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ais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2400" calcext:value-type="float">
            <text:p>22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199]+([.M199]/20)+([.N199]/240)" office:value-type="float" office:value="0.2" calcext:value-type="float">
            <text:p>0,2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4480" calcext:value-type="float">
            <text:p>4 480,0000</text:p>
          </table:table-cell>
          <table:table-cell table:formula="of:=[.S199]-[.T199]" office:value-type="float" office:value="-4480" calcext:value-type="float">
            <text:p>-4480</text:p>
          </table:table-cell>
          <table:table-cell table:number-columns-repeated="1003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aisins de Corint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276" calcext:value-type="float">
            <text:p>2 2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,00</text:p>
          </table:table-cell>
          <table:table-cell/>
          <table:table-cell table:style-name="ce19" table:formula="of:=[.L200]+([.M200]/20)+([.N200]/240)" office:value-type="float" office:value="0.3" calcext:value-type="float">
            <text:p>0,3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682.8" calcext:value-type="float">
            <text:p>682,8000</text:p>
          </table:table-cell>
          <table:table-cell table:formula="of:=[.S200]-[.T200]" office:value-type="float" office:value="-682.8" calcext:value-type="float">
            <text:p>-682,8</text:p>
          </table:table-cell>
          <table:table-cell table:number-columns-repeated="1003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andar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314" calcext:value-type="float">
            <text:p>314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19" table:formula="of:=[.L201]+([.M201]/20)+([.N201]/240)" office:value-type="float" office:value="1.5" calcext:value-type="float">
            <text:p>1,5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471" calcext:value-type="float">
            <text:p>471,0000</text:p>
          </table:table-cell>
          <table:table-cell table:formula="of:=[.S201]-[.T201]" office:value-type="float" office:value="-471" calcext:value-type="float">
            <text:p>-471</text:p>
          </table:table-cell>
          <table:table-cell table:number-columns-repeated="100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 d'Ypsum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19" table:formula="of:=[.L202]+([.M202]/20)+([.N202]/240)" office:value-type="float" office:value="0.45" calcext:value-type="float">
            <text:p>0,45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810" calcext:value-type="float">
            <text:p>810,0000</text:p>
          </table:table-cell>
          <table:table-cell table:formula="of:=[.S202]-[.T202]" office:value-type="float" office:value="-810" calcext:value-type="float">
            <text:p>-810</text:p>
          </table:table-cell>
          <table:table-cell table:number-columns-repeated="1003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10" calcext:value-type="float">
            <text:p>6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table:style-name="ce19" table:formula="of:=[.L203]+([.M203]/20)+([.N203]/240)" office:value-type="float" office:value="0.125" calcext:value-type="float">
            <text:p>0,125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76.25" calcext:value-type="float">
            <text:p>76,2500</text:p>
          </table:table-cell>
          <table:table-cell table:formula="of:=[.S203]-[.T203]" office:value-type="float" office:value="-76.25" calcext:value-type="float">
            <text:p>-76,25</text:p>
          </table:table-cell>
          <table:table-cell table:number-columns-repeated="1003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qu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19" table:formula="of:=[.L204]+([.M204]/20)+([.N204]/240)" office:value-type="float" office:value="0.75" calcext:value-type="float">
            <text:p>0,75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75" calcext:value-type="float">
            <text:p>75,0000</text:p>
          </table:table-cell>
          <table:table-cell table:formula="of:=[.S204]-[.T204]" office:value-type="float" office:value="-75" calcext:value-type="float">
            <text:p>-75</text:p>
          </table:table-cell>
          <table:table-cell table:number-columns-repeated="1003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85551" calcext:value-type="float">
            <text:p>285 55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205]+([.M205]/20)+([.N205]/240)" office:value-type="float" office:value="0.25" calcext:value-type="float">
            <text:p>0,25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71387.75" calcext:value-type="float">
            <text:p>71 387,7500</text:p>
          </table:table-cell>
          <table:table-cell table:formula="of:=[.S205]-[.T205]" office:value-type="float" office:value="-71387.75" calcext:value-type="float">
            <text:p>-71387,75</text:p>
          </table:table-cell>
          <table:table-cell table:number-columns-repeated="1003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bles ve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</text:p>
          </table:table-cell>
          <table:table-cell table:number-columns-repeated="2"/>
          <table:table-cell table:style-name="ce19" table:formula="of:=[.L206]+([.M206]/20)+([.N206]/240)" office:value-type="float" office:value="8" calcext:value-type="float">
            <text:p>8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480" calcext:value-type="float">
            <text:p>480,0000</text:p>
          </table:table-cell>
          <table:table-cell table:formula="of:=[.S206]-[.T206]" office:value-type="float" office:value="-480" calcext:value-type="float">
            <text:p>-480</text:p>
          </table:table-cell>
          <table:table-cell office:value-type="string" calcext:value-type="string">
            <text:p>"à 6 ou 10L"</text:p>
          </table:table-cell>
          <table:table-cell table:number-columns-repeated="1002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ma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834" calcext:value-type="float">
            <text:p>8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19" table:formula="of:=[.L207]+([.M207]/20)+([.N207]/240)" office:value-type="float" office:value="0.75" calcext:value-type="float">
            <text:p>0,75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625.5" calcext:value-type="float">
            <text:p>625,5000</text:p>
          </table:table-cell>
          <table:table-cell table:formula="of:=[.S207]-[.T207]" office:value-type="float" office:value="-625.5" calcext:value-type="float">
            <text:p>-625,5</text:p>
          </table:table-cell>
          <table:table-cell table:number-columns-repeated="1003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erebenth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260" calcext:value-type="float">
            <text:p>2 2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,00</text:p>
          </table:table-cell>
          <table:table-cell/>
          <table:table-cell table:style-name="ce19" table:formula="of:=[.L208]+([.M208]/20)+([.N208]/240)" office:value-type="float" office:value="0.75" calcext:value-type="float">
            <text:p>0,75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1695" calcext:value-type="float">
            <text:p>1 695,0000</text:p>
          </table:table-cell>
          <table:table-cell table:formula="of:=[.S208]-[.T208]" office:value-type="float" office:value="-1695" calcext:value-type="float">
            <text:p>-1695</text:p>
          </table:table-cell>
          <table:table-cell table:number-columns-repeated="1003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serpill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aquet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table:style-name="ce19" table:formula="of:=[.L209]+([.M209]/20)+([.N209]/240)" office:value-type="float" office:value="20" calcext:value-type="float">
            <text:p>20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20" calcext:value-type="float">
            <text:p>20,0000</text:p>
          </table:table-cell>
          <table:table-cell table:formula="of:=[.S209]-[.T209]" office:value-type="float" office:value="-20" calcext:value-type="float">
            <text:p>-20</text:p>
          </table:table-cell>
          <table:table-cell office:value-type="string" calcext:value-type="string">
            <text:p>À 10 S l'aune</text:p>
          </table:table-cell>
          <table:table-cell table:number-columns-repeated="1002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ermil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table:style-name="ce19" table:formula="of:=[.L210]+([.M210]/20)+([.N210]/240)" office:value-type="float" office:value="10" calcext:value-type="float">
            <text:p>10,0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10" calcext:value-type="float">
            <text:p>10,0000</text:p>
          </table:table-cell>
          <table:table-cell table:formula="of:=[.S210]-[.T210]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er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240" calcext:value-type="float">
            <text:p>240,00</text:p>
          </table:table-cell>
          <table:table-cell table:number-columns-repeated="2"/>
          <table:table-cell table:style-name="ce19" table:formula="of:=[.L211]+([.M211]/20)+([.N211]/240)" office:value-type="float" office:value="240" calcext:value-type="float">
            <text:p>240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240" calcext:value-type="float">
            <text:p>240,0000</text:p>
          </table:table-cell>
          <table:table-cell table:formula="of:=[.S211]-[.T211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erro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19" table:formula="of:=[.L212]+([.M212]/20)+([.N212]/240)" office:value-type="float" office:value="0" calcext:value-type="float">
            <text:p>0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0" calcext:value-type="float">
            <text:p>0,0000</text:p>
          </table:table-cell>
          <table:table-cell table:formula="of:=[.S212]-[.T212]" office:value-type="float" office:value="0" calcext:value-type="float">
            <text:p>0</text:p>
          </table:table-cell>
          <table:table-cell office:value-type="string" calcext:value-type="string">
            <text:p>À 20 S la livre</text:p>
          </table:table-cell>
          <table:table-cell table:number-columns-repeated="1002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u Rh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s</text:p>
          </table:table-cell>
          <table:table-cell office:value-type="float" office:value="240" calcext:value-type="float">
            <text:p>240,00</text:p>
          </table:table-cell>
          <table:table-cell table:number-columns-repeated="2"/>
          <table:table-cell table:style-name="ce19" table:formula="of:=[.L213]+([.M213]/20)+([.N213]/240)" office:value-type="float" office:value="240" calcext:value-type="float">
            <text:p>240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240" calcext:value-type="float">
            <text:p>240,0000</text:p>
          </table:table-cell>
          <table:table-cell table:formula="of:=[.S213]-[.T213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trio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table:style-name="ce19" table:formula="of:=[.L214]+([.M214]/20)+([.N214]/240)" office:value-type="float" office:value="1" calcext:value-type="float">
            <text:p>1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200" calcext:value-type="float">
            <text:p>200,0000</text:p>
          </table:table-cell>
          <table:table-cell table:formula="of:=[.S214]-[.T214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yeux d'écrevis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Hollan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19" table:formula="of:=[.L215]+([.M215]/20)+([.N215]/240)" office:value-type="float" office:value="1.5" calcext:value-type="float">
            <text:p>1,5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375" calcext:value-type="float">
            <text:p>375,0000</text:p>
          </table:table-cell>
          <table:table-cell table:formula="of:=[.S215]-[.T215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40" calcext:value-type="float">
            <text:p>1 6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216]+([.M216]/20)+([.N216]/240)" office:value-type="float" office:value="0.2" calcext:value-type="float">
            <text:p>0,2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328" calcext:value-type="float">
            <text:p>328,0000</text:p>
          </table:table-cell>
          <table:table-cell table:formula="of:=[.S216]-[.T216]" office:value-type="float" office:value="-328" calcext:value-type="float">
            <text:p>-328</text:p>
          </table:table-cell>
          <table:table-cell table:number-columns-repeated="1003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merrain à bari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092" calcext:value-type="float">
            <text:p>1 092,00</text:p>
          </table:table-cell>
          <table:table-cell office:value-type="string" calcext:value-type="string">
            <text:p>en nombre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style-name="ce19" table:formula="of:=[.L217]+([.M217]/20)+([.N217]/240)" office:value-type="float" office:value="0.22" calcext:value-type="float">
            <text:p>0,22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240.24" calcext:value-type="float">
            <text:p>240,2400</text:p>
          </table:table-cell>
          <table:table-cell table:formula="of:=[.S217]-[.T217]" office:value-type="float" office:value="-240.24" calcext:value-type="float">
            <text:p>-240,24</text:p>
          </table:table-cell>
          <table:table-cell office:value-type="string" calcext:value-type="string">
            <text:p>À 22 L %</text:p>
          </table:table-cell>
          <table:table-cell table:number-columns-repeated="1002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merrain à bo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300" calcext:value-type="float">
            <text:p>16 3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218]+([.M218]/20)+([.N218]/240)" office:value-type="float" office:value="0.2" calcext:value-type="float">
            <text:p>0,2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3260" calcext:value-type="float">
            <text:p>3 260,0000</text:p>
          </table:table-cell>
          <table:table-cell table:formula="of:=[.S218]-[.T218]" office:value-type="float" office:value="-3260" calcext:value-type="float">
            <text:p>-3260</text:p>
          </table:table-cell>
          <table:table-cell table:number-columns-repeated="1003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merrain à pip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4840" calcext:value-type="float">
            <text:p>34 840,00</text:p>
          </table:table-cell>
          <table:table-cell office:value-type="string" calcext:value-type="string">
            <text:p>en nombre</text:p>
          </table:table-cell>
          <table:table-cell office:value-type="float" office:value="0.44" calcext:value-type="float">
            <text:p>0,44</text:p>
          </table:table-cell>
          <table:table-cell table:number-columns-repeated="2"/>
          <table:table-cell table:style-name="ce19" table:formula="of:=[.L219]+([.M219]/20)+([.N219]/240)" office:value-type="float" office:value="0.44" calcext:value-type="float">
            <text:p>0,44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15329.6" calcext:value-type="float">
            <text:p>15 329,6000</text:p>
          </table:table-cell>
          <table:table-cell table:formula="of:=[.S219]-[.T219]" office:value-type="float" office:value="-15329.6" calcext:value-type="float">
            <text:p>-15329,6</text:p>
          </table:table-cell>
          <table:table-cell office:value-type="string" calcext:value-type="string">
            <text:p>À 44 L %</text:p>
          </table:table-cell>
          <table:table-cell table:number-columns-repeated="1002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rdage de chêne de 30 à 4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en nombre</text:p>
          </table:table-cell>
          <table:table-cell office:value-type="float" office:value="16.5" calcext:value-type="float">
            <text:p>16,50</text:p>
          </table:table-cell>
          <table:table-cell table:number-columns-repeated="2"/>
          <table:table-cell table:style-name="ce19" table:formula="of:=[.L220]+([.M220]/20)+([.N220]/240)" office:value-type="float" office:value="16.5" calcext:value-type="float">
            <text:p>16,5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4455" calcext:value-type="float">
            <text:p>4 455,0000</text:p>
          </table:table-cell>
          <table:table-cell table:formula="of:=[.S220]-[.T220]" office:value-type="float" office:value="-4455" calcext:value-type="float">
            <text:p>-4455</text:p>
          </table:table-cell>
          <table:table-cell office:value-type="string" calcext:value-type="string">
            <text:p>15 à 18 L</text:p>
          </table:table-cell>
          <table:table-cell table:number-columns-repeated="1002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rdage de chên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172" calcext:value-type="float">
            <text:p>1 172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</text:p>
          </table:table-cell>
          <table:table-cell table:number-columns-repeated="2"/>
          <table:table-cell table:style-name="ce19" table:formula="of:=[.L221]+([.M221]/20)+([.N221]/240)" office:value-type="float" office:value="12" calcext:value-type="float">
            <text:p>12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14064" calcext:value-type="float">
            <text:p>14 064,0000</text:p>
          </table:table-cell>
          <table:table-cell table:formula="of:=[.S221]-[.T221]" office:value-type="float" office:value="-14064" calcext:value-type="float">
            <text:p>-14064</text:p>
          </table:table-cell>
          <table:table-cell table:number-columns-repeated="1003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ut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table:style-name="ce19" table:formula="of:=[.L222]+([.M222]/20)+([.N222]/240)" office:value-type="float" office:value="10" calcext:value-type="float">
            <text:p>10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900" calcext:value-type="float">
            <text:p>900,0000</text:p>
          </table:table-cell>
          <table:table-cell table:formula="of:=[.S222]-[.T222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90000" calcext:value-type="float">
            <text:p>19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table:style-name="ce19" table:formula="of:=[.L223]+([.M223]/20)+([.N223]/240)" office:value-type="float" office:value="0.1875" calcext:value-type="float">
            <text:p>0,1875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35625" calcext:value-type="float">
            <text:p>35 625,0000</text:p>
          </table:table-cell>
          <table:table-cell table:formula="of:=[.S223]-[.T223]" office:value-type="float" office:value="-35625" calcext:value-type="float">
            <text:p>-35625</text:p>
          </table:table-cell>
          <table:table-cell table:number-columns-repeated="1003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vre en p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9000" calcext:value-type="float">
            <text:p>19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,00</text:p>
          </table:table-cell>
          <table:table-cell/>
          <table:table-cell table:style-name="ce19" table:formula="of:=[.L224]+([.M224]/20)+([.N224]/240)" office:value-type="float" office:value="1.4" calcext:value-type="float">
            <text:p>1,4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26600" calcext:value-type="float">
            <text:p>26 600,0000</text:p>
          </table:table-cell>
          <table:table-cell table:formula="of:=[.S224]-[.T224]" office:value-type="float" office:value="-26600" calcext:value-type="float">
            <text:p>-26600</text:p>
          </table:table-cell>
          <table:table-cell table:number-columns-repeated="1003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vre en p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table:style-name="ce19" table:formula="of:=[.L225]+([.M225]/20)+([.N225]/240)" office:value-type="float" office:value="10" calcext:value-type="float">
            <text:p>10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300" calcext:value-type="float">
            <text:p>300,0000</text:p>
          </table:table-cell>
          <table:table-cell table:formula="of:=[.S225]-[.T225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23" calcext:value-type="float">
            <text:p>423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9" table:formula="of:=[.L226]+([.M226]/20)+([.N226]/240)" office:value-type="float" office:value="90" calcext:value-type="float">
            <text:p>90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38070" calcext:value-type="float">
            <text:p>38 070,0000</text:p>
          </table:table-cell>
          <table:table-cell table:formula="of:=[.S226]-[.T226]" office:value-type="float" office:value="-38070" calcext:value-type="float">
            <text:p>-38070</text:p>
          </table:table-cell>
          <table:table-cell table:number-columns-repeated="1003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152" calcext:value-type="float">
            <text:p>1 152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</text:p>
          </table:table-cell>
          <table:table-cell table:number-columns-repeated="2"/>
          <table:table-cell table:style-name="ce19" table:formula="of:=[.L227]+([.M227]/20)+([.N227]/240)" office:value-type="float" office:value="6" calcext:value-type="float">
            <text:p>6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6912" calcext:value-type="float">
            <text:p>6 912,0000</text:p>
          </table:table-cell>
          <table:table-cell table:formula="of:=[.S227]-[.T227]" office:value-type="float" office:value="-6912" calcext:value-type="float">
            <text:p>-6912</text:p>
          </table:table-cell>
          <table:table-cell table:number-columns-repeated="1003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5730" calcext:value-type="float">
            <text:p>5 73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19" table:formula="of:=[.L228]+([.M228]/20)+([.N228]/240)" office:value-type="float" office:value="3.5" calcext:value-type="float">
            <text:p>3,5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20055" calcext:value-type="float">
            <text:p>20 055,0000</text:p>
          </table:table-cell>
          <table:table-cell table:formula="of:=[.S228]-[.T228]" office:value-type="float" office:value="-20055" calcext:value-type="float">
            <text:p>-20055</text:p>
          </table:table-cell>
          <table:table-cell table:number-columns-repeated="1003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nattes de p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19" table:formula="of:=[.L229]+([.M229]/20)+([.N229]/240)" office:value-type="float" office:value="0.5" calcext:value-type="float">
            <text:p>0,5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50" calcext:value-type="float">
            <text:p>50,0000</text:p>
          </table:table-cell>
          <table:table-cell table:formula="of:=[.S229]-[.T229]" office:value-type="float" office:value="-50" calcext:value-type="float">
            <text:p>-50</text:p>
          </table:table-cell>
          <table:table-cell table:number-columns-repeated="1003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6249" calcext:value-type="float">
            <text:p>6 249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</text:p>
          </table:table-cell>
          <table:table-cell table:number-columns-repeated="2"/>
          <table:table-cell table:style-name="ce19" table:formula="of:=[.L230]+([.M230]/20)+([.N230]/240)" office:value-type="float" office:value="4" calcext:value-type="float">
            <text:p>4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24996" calcext:value-type="float">
            <text:p>24 996,0000</text:p>
          </table:table-cell>
          <table:table-cell table:formula="of:=[.S230]-[.T230]" office:value-type="float" office:value="-24996" calcext:value-type="float">
            <text:p>-24996</text:p>
          </table:table-cell>
          <table:table-cell table:number-columns-repeated="1003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3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633" calcext:value-type="float">
            <text:p>633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19" table:formula="of:=[.L231]+([.M231]/20)+([.N231]/240)" office:value-type="float" office:value="4.5" calcext:value-type="float">
            <text:p>4,5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2848.5" calcext:value-type="float">
            <text:p>2 848,5000</text:p>
          </table:table-cell>
          <table:table-cell table:formula="of:=[.S231]-[.T231]" office:value-type="float" office:value="-2848.5" calcext:value-type="float">
            <text:p>-2848,5</text:p>
          </table:table-cell>
          <table:table-cell table:number-columns-repeated="1003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ordinai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3350" calcext:value-type="float">
            <text:p>43 3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232]+([.M232]/20)+([.N232]/240)" office:value-type="float" office:value="1" calcext:value-type="float">
            <text:p>1,0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43350" calcext:value-type="float">
            <text:p>43 350,0000</text:p>
          </table:table-cell>
          <table:table-cell table:formula="of:=[.S232]-[.T232]" office:value-type="float" office:value="-43350" calcext:value-type="float">
            <text:p>-43350</text:p>
          </table:table-cell>
          <table:table-cell table:number-columns-repeated="1003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peti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253" calcext:value-type="float">
            <text:p>2 25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19" table:formula="of:=[.L233]+([.M233]/20)+([.N233]/240)" office:value-type="float" office:value="0.5" calcext:value-type="float">
            <text:p>0,5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1126.5" calcext:value-type="float">
            <text:p>1 126,5000</text:p>
          </table:table-cell>
          <table:table-cell table:formula="of:=[.S233]-[.T233]" office:value-type="float" office:value="-1126.5" calcext:value-type="float">
            <text:p>-1126,5</text:p>
          </table:table-cell>
          <table:table-cell table:number-columns-repeated="1003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récei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947" calcext:value-type="float">
            <text:p>94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234]+([.M234]/20)+([.N234]/240)" office:value-type="float" office:value="1" calcext:value-type="float">
            <text:p>1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947" calcext:value-type="float">
            <text:p>947,0000</text:p>
          </table:table-cell>
          <table:table-cell table:formula="of:=[.S234]-[.T234]" office:value-type="float" office:value="-947" calcext:value-type="float">
            <text:p>-947</text:p>
          </table:table-cell>
          <table:table-cell table:number-columns-repeated="1003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32" calcext:value-type="float">
            <text:p>2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235]+([.M235]/20)+([.N235]/240)" office:value-type="float" office:value="1" calcext:value-type="float">
            <text:p>1,0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232" calcext:value-type="float">
            <text:p>232,0000</text:p>
          </table:table-cell>
          <table:table-cell table:formula="of:=[.S235]-[.T235]" office:value-type="float" office:value="-232" calcext:value-type="float">
            <text:p>-232</text:p>
          </table:table-cell>
          <table:table-cell table:number-columns-repeated="1003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316" calcext:value-type="float">
            <text:p>316,00</text:p>
          </table:table-cell>
          <table:table-cell office:value-type="string" calcext:value-type="string">
            <text:p>caisses</text:p>
          </table:table-cell>
          <table:table-cell office:value-type="float" office:value="12" calcext:value-type="float">
            <text:p>12,00</text:p>
          </table:table-cell>
          <table:table-cell table:number-columns-repeated="2"/>
          <table:table-cell table:style-name="ce19" table:formula="of:=[.L236]+([.M236]/20)+([.N236]/240)" office:value-type="float" office:value="12" calcext:value-type="float">
            <text:p>12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3792" calcext:value-type="float">
            <text:p>3 792,0000</text:p>
          </table:table-cell>
          <table:table-cell table:formula="of:=[.S236]-[.T236]" office:value-type="float" office:value="-3792" calcext:value-type="float">
            <text:p>-3792</text:p>
          </table:table-cell>
          <table:table-cell table:number-columns-repeated="1003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5000" calcext:value-type="float">
            <text:p>5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style-name="ce19" table:formula="of:=[.L237]+([.M237]/20)+([.N237]/240)" office:value-type="float" office:value="0.15" calcext:value-type="float">
            <text:p>0,15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750" calcext:value-type="float">
            <text:p>750,0000</text:p>
          </table:table-cell>
          <table:table-cell table:formula="of:=[.S237]-[.T237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065715" calcext:value-type="float">
            <text:p>2 065 7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table:style-name="ce19" table:formula="of:=[.L238]+([.M238]/20)+([.N238]/240)" office:value-type="float" office:value="0.1875" calcext:value-type="float">
            <text:p>0,1875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387321.5625" calcext:value-type="float">
            <text:p>387 321,5625</text:p>
          </table:table-cell>
          <table:table-cell table:formula="of:=[.S238]-[.T238]" office:value-type="float" office:value="-387321.5625" calcext:value-type="float">
            <text:p>-387321,56</text:p>
          </table:table-cell>
          <table:table-cell table:number-columns-repeated="1003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47" calcext:value-type="float">
            <text:p>34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19" table:formula="of:=[.L239]+([.M239]/20)+([.N239]/240)" office:value-type="float" office:value="2.5" calcext:value-type="float">
            <text:p>2,5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867.5" calcext:value-type="float">
            <text:p>867,5000</text:p>
          </table:table-cell>
          <table:table-cell table:formula="of:=[.S239]-[.T239]" office:value-type="float" office:value="-867.5" calcext:value-type="float">
            <text:p>-867,5</text:p>
          </table:table-cell>
          <table:table-cell table:number-columns-repeated="1003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pl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72180" calcext:value-type="float">
            <text:p>72 180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0</text:p>
          </table:table-cell>
          <table:table-cell/>
          <table:table-cell table:style-name="ce19" table:formula="of:=[.L240]+([.M240]/20)+([.N240]/240)" office:value-type="float" office:value="0.125" calcext:value-type="float">
            <text:p>0,125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9022.5" calcext:value-type="float">
            <text:p>9 022,5000</text:p>
          </table:table-cell>
          <table:table-cell table:formula="of:=[.S240]-[.T240]" office:value-type="float" office:value="-9022.5" calcext:value-type="float">
            <text:p>-9022,5</text:p>
          </table:table-cell>
          <table:table-cell office:value-type="string" calcext:value-type="string">
            <text:p>à 12L .10 S L %</text:p>
          </table:table-cell>
          <table:table-cell table:number-columns-repeated="1002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595" calcext:value-type="float">
            <text:p>595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19" table:formula="of:=[.L241]+([.M241]/20)+([.N241]/240)" office:value-type="float" office:value="50" calcext:value-type="float">
            <text:p>50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29750" calcext:value-type="float">
            <text:p>29 750,0000</text:p>
          </table:table-cell>
          <table:table-cell table:formula="of:=[.S241]-[.T241]" office:value-type="float" office:value="-29750" calcext:value-type="float">
            <text:p>-29750</text:p>
          </table:table-cell>
          <table:table-cell table:number-columns-repeated="1003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ts à chaloup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table:style-name="ce19" table:formula="of:=[.L242]+([.M242]/20)+([.N242]/240)" office:value-type="float" office:value="10" calcext:value-type="float">
            <text:p>10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600" calcext:value-type="float">
            <text:p>600,0000</text:p>
          </table:table-cell>
          <table:table-cell table:formula="of:=[.S242]-[.T242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970" calcext:value-type="float">
            <text:p>97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</text:p>
          </table:table-cell>
          <table:table-cell table:number-columns-repeated="2"/>
          <table:table-cell table:style-name="ce19" table:formula="of:=[.L243]+([.M243]/20)+([.N243]/240)" office:value-type="float" office:value="4" calcext:value-type="float">
            <text:p>4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3880" calcext:value-type="float">
            <text:p>3 880,0000</text:p>
          </table:table-cell>
          <table:table-cell table:formula="of:=[.S243]-[.T243]" office:value-type="float" office:value="-3880" calcext:value-type="float">
            <text:p>-3880</text:p>
          </table:table-cell>
          <table:table-cell table:number-columns-repeated="1003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28 à 3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4530" calcext:value-type="float">
            <text:p>4 53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19" table:formula="of:=[.L244]+([.M244]/20)+([.N244]/240)" office:value-type="float" office:value="4.05" calcext:value-type="float">
            <text:p>4,05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18346.5" calcext:value-type="float">
            <text:p>18 346,5000</text:p>
          </table:table-cell>
          <table:table-cell table:formula="of:=[.S244]-[.T244]" office:value-type="float" office:value="-18346.5" calcext:value-type="float">
            <text:p>-18346,5</text:p>
          </table:table-cell>
          <table:table-cell table:number-columns-repeated="1003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ordinai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4890" calcext:value-type="float">
            <text:p>4 89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245]+([.M245]/20)+([.N245]/240)" office:value-type="float" office:value="1" calcext:value-type="float">
            <text:p>1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4890" calcext:value-type="float">
            <text:p>4 890,0000</text:p>
          </table:table-cell>
          <table:table-cell table:formula="of:=[.S245]-[.T245]" office:value-type="float" office:value="-4890" calcext:value-type="float">
            <text:p>-4890</text:p>
          </table:table-cell>
          <table:table-cell table:number-columns-repeated="1003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60000" calcext:value-type="float">
            <text:p>6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246]+([.M246]/20)+([.N246]/240)" office:value-type="float" office:value="0.25" calcext:value-type="float">
            <text:p>0,25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15000" calcext:value-type="float">
            <text:p>15 000,0000</text:p>
          </table:table-cell>
          <table:table-cell table:formula="of:=[.S246]-[.T246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barils</text:p>
          </table:table-cell>
          <table:table-cell office:value-type="float" office:value="27" calcext:value-type="float">
            <text:p>27,00</text:p>
          </table:table-cell>
          <table:table-cell table:number-columns-repeated="2"/>
          <table:table-cell table:style-name="ce19" table:formula="of:=[.L247]+([.M247]/20)+([.N247]/240)" office:value-type="float" office:value="27" calcext:value-type="float">
            <text:p>27,0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4320" calcext:value-type="float">
            <text:p>4 320,0000</text:p>
          </table:table-cell>
          <table:table-cell table:formula="of:=[.S247]-[.T247]" office:value-type="float" office:value="-4320" calcext:value-type="float">
            <text:p>-4320</text:p>
          </table:table-cell>
          <table:table-cell table:number-columns-repeated="1003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merrain à tonn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7000" calcext:value-type="float">
            <text:p>17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table:style-name="ce19" table:formula="of:=[.L248]+([.M248]/20)+([.N248]/240)" office:value-type="float" office:value="0.2" calcext:value-type="float">
            <text:p>0,2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3400" calcext:value-type="float">
            <text:p>3 400,0000</text:p>
          </table:table-cell>
          <table:table-cell table:formula="of:=[.S248]-[.T248]" office:value-type="float" office:value="-3400" calcext:value-type="float">
            <text:p>-3400</text:p>
          </table:table-cell>
          <table:table-cell table:number-columns-repeated="1003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merrain à quar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table:style-name="ce19" table:formula="of:=[.L249]+([.M249]/20)+([.N249]/240)" office:value-type="float" office:value="0.075" calcext:value-type="float">
            <text:p>0,075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300" calcext:value-type="float">
            <text:p>300,0000</text:p>
          </table:table-cell>
          <table:table-cell table:formula="of:=[.S249]-[.T249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70" calcext:value-type="float">
            <text:p>17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</text:p>
          </table:table-cell>
          <table:table-cell table:number-columns-repeated="2"/>
          <table:table-cell table:style-name="ce19" table:formula="of:=[.L250]+([.M250]/20)+([.N250]/240)" office:value-type="float" office:value="22" calcext:value-type="float">
            <text:p>22,0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3740" calcext:value-type="float">
            <text:p>3 740,0000</text:p>
          </table:table-cell>
          <table:table-cell table:formula="of:=[.S250]-[.T250]" office:value-type="float" office:value="-3740" calcext:value-type="float">
            <text:p>-3740</text:p>
          </table:table-cell>
          <table:table-cell table:number-columns-repeated="1003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v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5700" calcext:value-type="float">
            <text:p>15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,00</text:p>
          </table:table-cell>
          <table:table-cell/>
          <table:table-cell table:style-name="ce19" table:formula="of:=[.L251]+([.M251]/20)+([.N251]/240)" office:value-type="float" office:value="1.4" calcext:value-type="float">
            <text:p>1,4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21980" calcext:value-type="float">
            <text:p>21 980,0000</text:p>
          </table:table-cell>
          <table:table-cell table:formula="of:=[.S251]-[.T251]" office:value-type="float" office:value="-21980" calcext:value-type="float">
            <text:p>-21980</text:p>
          </table:table-cell>
          <table:table-cell table:number-columns-repeated="1003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778" calcext:value-type="float">
            <text:p>778,00</text:p>
          </table:table-cell>
          <table:table-cell office:value-type="string" calcext:value-type="string">
            <text:p>livres</text:p>
          </table:table-cell>
          <table:table-cell office:value-type="float" office:value="22" calcext:value-type="float">
            <text:p>22,00</text:p>
          </table:table-cell>
          <table:table-cell table:number-columns-repeated="2"/>
          <table:table-cell table:style-name="ce19" table:formula="of:=[.L252]+([.M252]/20)+([.N252]/240)" office:value-type="float" office:value="22" calcext:value-type="float">
            <text:p>22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17116" calcext:value-type="float">
            <text:p>17 116,0000</text:p>
          </table:table-cell>
          <table:table-cell table:formula="of:=[.S252]-[.T252]" office:value-type="float" office:value="-17116" calcext:value-type="float">
            <text:p>-17116</text:p>
          </table:table-cell>
          <table:table-cell table:number-columns-repeated="1003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au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,00</text:p>
          </table:table-cell>
          <table:table-cell/>
          <table:table-cell table:style-name="ce19" table:formula="of:=[.L253]+([.M253]/20)+([.N253]/240)" office:value-type="float" office:value="1.25" calcext:value-type="float">
            <text:p>1,25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6.25" calcext:value-type="float">
            <text:p>6,2500</text:p>
          </table:table-cell>
          <table:table-cell table:formula="of:=[.S253]-[.T253]" office:value-type="float" office:value="-6.25" calcext:value-type="float">
            <text:p>-6,25</text:p>
          </table:table-cell>
          <table:table-cell table:number-columns-repeated="1003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093" calcext:value-type="float">
            <text:p>1 093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254]+([.M254]/20)+([.N254]/240)" office:value-type="float" office:value="1" calcext:value-type="float">
            <text:p>1,0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1093" calcext:value-type="float">
            <text:p>1 093,0000</text:p>
          </table:table-cell>
          <table:table-cell table:formula="of:=[.S254]-[.T254]" office:value-type="float" office:value="-1093" calcext:value-type="float">
            <text:p>-1093</text:p>
          </table:table-cell>
          <table:table-cell office:value-type="string" calcext:value-type="string">
            <text:p>"à 20 pièce"</text:p>
          </table:table-cell>
          <table:table-cell table:number-columns-repeated="1002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28790" calcext:value-type="float">
            <text:p>28 79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,00</text:p>
          </table:table-cell>
          <table:table-cell/>
          <table:table-cell table:style-name="ce19" table:formula="of:=[.L255]+([.M255]/20)+([.N255]/240)" office:value-type="float" office:value="1" calcext:value-type="float">
            <text:p>1,0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28790" calcext:value-type="float">
            <text:p>28 790,0000</text:p>
          </table:table-cell>
          <table:table-cell table:formula="of:=[.S255]-[.T255]" office:value-type="float" office:value="-28790" calcext:value-type="float">
            <text:p>-28790</text:p>
          </table:table-cell>
          <table:table-cell table:number-columns-repeated="1003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emy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style-name="ce19" table:formula="of:=[.L256]+([.M256]/20)+([.N256]/240)" office:value-type="float" office:value="0.5" calcext:value-type="float">
            <text:p>0,5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20" calcext:value-type="float">
            <text:p>20,0000</text:p>
          </table:table-cell>
          <table:table-cell table:formula="of:=[.S256]-[.T256]" office:value-type="float" office:value="-20" calcext:value-type="float">
            <text:p>-20</text:p>
          </table:table-cell>
          <table:table-cell table:number-columns-repeated="1003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tockfish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19" table:formula="of:=[.L257]+([.M257]/20)+([.N257]/240)" office:value-type="float" office:value="30" calcext:value-type="float">
            <text:p>30,0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2310" calcext:value-type="float">
            <text:p>2 310,0000</text:p>
          </table:table-cell>
          <table:table-cell table:formula="of:=[.S257]-[.T257]" office:value-type="float" office:value="-2310" calcext:value-type="float">
            <text:p>-2310</text:p>
          </table:table-cell>
          <table:table-cell table:number-columns-repeated="1003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leine en fan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400" calcext:value-type="float">
            <text:p>2 4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</text:p>
          </table:table-cell>
          <table:table-cell office:value-type="float" office:value="15" calcext:value-type="float">
            <text:p>15,00</text:p>
          </table:table-cell>
          <table:table-cell/>
          <table:table-cell table:style-name="ce19" table:formula="of:=[.L258]+([.M258]/20)+([.N258]/240)" office:value-type="float" office:value="3.75" calcext:value-type="float">
            <text:p>3,75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9000" calcext:value-type="float">
            <text:p>9 000,0000</text:p>
          </table:table-cell>
          <table:table-cell table:formula="of:=[.S258]-[.T258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65285" calcext:value-type="float">
            <text:p>365 2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,00</text:p>
          </table:table-cell>
          <table:table-cell/>
          <table:table-cell table:style-name="ce19" table:formula="of:=[.L259]+([.M259]/20)+([.N259]/240)" office:value-type="float" office:value="0.45" calcext:value-type="float">
            <text:p>0,45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164378.25" calcext:value-type="float">
            <text:p>164 378,2500</text:p>
          </table:table-cell>
          <table:table-cell table:formula="of:=[.S259]-[.T259]" office:value-type="float" office:value="-164378.25" calcext:value-type="float">
            <text:p>-164378,25</text:p>
          </table:table-cell>
          <table:table-cell table:number-columns-repeated="1003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0000" calcext:value-type="float">
            <text:p>20 000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</text:p>
          </table:table-cell>
          <table:table-cell table:number-columns-repeated="2"/>
          <table:table-cell table:style-name="ce19" table:formula="of:=[.L260]+([.M260]/20)+([.N260]/240)" office:value-type="float" office:value="6" calcext:value-type="float">
            <text:p>6,0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120000" calcext:value-type="float">
            <text:p>120 000,0000</text:p>
          </table:table-cell>
          <table:table-cell table:formula="of:=[.S260]-[.T260]" office:value-type="float" office:value="-120000" calcext:value-type="float">
            <text:p>-120000</text:p>
          </table:table-cell>
          <table:table-cell table:number-columns-repeated="1003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438" calcext:value-type="float">
            <text:p>1 438,00</text:p>
          </table:table-cell>
          <table:table-cell office:value-type="string" calcext:value-type="string">
            <text:p>livres</text:p>
          </table:table-cell>
          <table:table-cell office:value-type="float" office:value="0.69" calcext:value-type="float">
            <text:p>0,69</text:p>
          </table:table-cell>
          <table:table-cell table:number-columns-repeated="2"/>
          <table:table-cell table:style-name="ce19" table:formula="of:=[.L261]+([.M261]/20)+([.N261]/240)" office:value-type="float" office:value="0.69" calcext:value-type="float">
            <text:p>0,69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992.22" calcext:value-type="float">
            <text:p>992,2200</text:p>
          </table:table-cell>
          <table:table-cell table:formula="of:=[.S261]-[.T261]" office:value-type="float" office:value="-992.22" calcext:value-type="float">
            <text:p>-992,22</text:p>
          </table:table-cell>
          <table:table-cell office:value-type="string" calcext:value-type="string">
            <text:p>À 69 L %</text:p>
          </table:table-cell>
          <table:table-cell table:number-columns-repeated="1002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écaille de tort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696" calcext:value-type="float">
            <text:p>696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</text:p>
          </table:table-cell>
          <table:table-cell table:number-columns-repeated="2"/>
          <table:table-cell table:style-name="ce19" table:formula="of:=[.L262]+([.M262]/20)+([.N262]/240)" office:value-type="float" office:value="4" calcext:value-type="float">
            <text:p>4,0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2784" calcext:value-type="float">
            <text:p>2 784,0000</text:p>
          </table:table-cell>
          <table:table-cell table:formula="of:=[.S262]-[.T262]" office:value-type="float" office:value="-2784" calcext:value-type="float">
            <text:p>-2784</text:p>
          </table:table-cell>
          <table:table-cell table:number-columns-repeated="1003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ariques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19" table:formula="of:=[.L263]+([.M263]/20)+([.N263]/240)" office:value-type="float" office:value="200" calcext:value-type="float">
            <text:p>200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8400" calcext:value-type="float">
            <text:p>8 400,0000</text:p>
          </table:table-cell>
          <table:table-cell table:formula="of:=[.S263]-[.T263]" office:value-type="float" office:value="-8400" calcext:value-type="float">
            <text:p>-8400</text:p>
          </table:table-cell>
          <table:table-cell table:number-columns-repeated="1003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9468" calcext:value-type="float">
            <text:p>19 4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style-name="ce19" table:formula="of:=[.L264]+([.M264]/20)+([.N264]/240)" office:value-type="float" office:value="0.25" calcext:value-type="float">
            <text:p>0,25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4867" calcext:value-type="float">
            <text:p>4 867,0000</text:p>
          </table:table-cell>
          <table:table-cell table:formula="of:=[.S264]-[.T264]" office:value-type="float" office:value="-4867" calcext:value-type="float">
            <text:p>-4867</text:p>
          </table:table-cell>
          <table:table-cell table:number-columns-repeated="1003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35286" calcext:value-type="float">
            <text:p>235 286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</text:p>
          </table:table-cell>
          <table:table-cell office:value-type="float" office:value="15" calcext:value-type="float">
            <text:p>15,00</text:p>
          </table:table-cell>
          <table:table-cell/>
          <table:table-cell table:style-name="ce19" table:formula="of:=[.L265]+([.M265]/20)+([.N265]/240)" office:value-type="float" office:value="3.75" calcext:value-type="float">
            <text:p>3,75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882322.5" calcext:value-type="float">
            <text:p>882 322,5000</text:p>
          </table:table-cell>
          <table:table-cell table:formula="of:=[.S265]-[.T265]" office:value-type="float" office:value="-882322.5" calcext:value-type="float">
            <text:p>-882322,5</text:p>
          </table:table-cell>
          <table:table-cell table:number-columns-repeated="1003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nigu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1721" calcext:value-type="float">
            <text:p>11 721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style-name="ce19" table:formula="of:=[.L266]+([.M266]/20)+([.N266]/240)" office:value-type="float" office:value="0.15" calcext:value-type="float">
            <text:p>0,15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1758.15" calcext:value-type="float">
            <text:p>1 758,1500</text:p>
          </table:table-cell>
          <table:table-cell table:formula="of:=[.S266]-[.T266]" office:value-type="float" office:value="-1758.15" calcext:value-type="float">
            <text:p>-1758,15</text:p>
          </table:table-cell>
          <table:table-cell office:value-type="string" calcext:value-type="string">
            <text:p>À 15 L %</text:p>
          </table:table-cell>
          <table:table-cell table:number-columns-repeated="1002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rue sè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78300" calcext:value-type="float">
            <text:p>778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style-name="ce19" table:formula="of:=[.L267]+([.M267]/20)+([.N267]/240)" office:value-type="float" office:value="0.15" calcext:value-type="float">
            <text:p>0,15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116745" calcext:value-type="float">
            <text:p>116 745,0000</text:p>
          </table:table-cell>
          <table:table-cell table:formula="of:=[.S267]-[.T267]" office:value-type="float" office:value="-116745" calcext:value-type="float">
            <text:p>-116745</text:p>
          </table:table-cell>
          <table:table-cell table:number-columns-repeated="1003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4" calcext:value-type="float">
            <text:p>24,00</text:p>
          </table:table-cell>
          <table:table-cell/>
          <table:table-cell table:style-name="ce19" table:formula="of:=[.L268]+([.M268]/20)+([.N268]/240)" office:value-type="float" office:value="1.2" calcext:value-type="float">
            <text:p>1,2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2160" calcext:value-type="float">
            <text:p>2 160,0000</text:p>
          </table:table-cell>
          <table:table-cell table:formula="of:=[.S268]-[.T268]" office:value-type="float" office:value="-2160" calcext:value-type="float">
            <text:p>-2160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84132" calcext:value-type="float">
            <text:p>84 132,00</text:p>
          </table:table-cell>
          <table:table-cell office:value-type="string" calcext:value-type="string">
            <text:p>livres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table:style-name="ce19" table:formula="of:=[.L269]+([.M269]/20)+([.N269]/240)" office:value-type="float" office:value="0.14" calcext:value-type="float">
            <text:p>0,14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11778.48" calcext:value-type="float">
            <text:p>11 778,4800</text:p>
          </table:table-cell>
          <table:table-cell table:formula="of:=[.S269]-[.T269]" office:value-type="float" office:value="-11778.48" calcext:value-type="float">
            <text:p>-11778,48</text:p>
          </table:table-cell>
          <table:table-cell office:value-type="string" calcext:value-type="string">
            <text:p>À 14 L %</text:p>
          </table:table-cell>
          <table:table-cell table:number-columns-repeated="1002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96532" calcext:value-type="float">
            <text:p>496 532,00</text:p>
          </table:table-cell>
          <table:table-cell office:value-type="string" calcext:value-type="string">
            <text:p>livres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style-name="ce19" table:formula="of:=[.L270]+([.M270]/20)+([.N270]/240)" office:value-type="float" office:value="0.23" calcext:value-type="float">
            <text:p>0,23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114202.36" calcext:value-type="float">
            <text:p>114 202,3600</text:p>
          </table:table-cell>
          <table:table-cell table:formula="of:=[.S270]-[.T270]" office:value-type="float" office:value="-114202.36" calcext:value-type="float">
            <text:p>-114202,36</text:p>
          </table:table-cell>
          <table:table-cell office:value-type="string" calcext:value-type="string">
            <text:p>À 23 L %. Pas d'unité de quantité. Probablement des livres</text:p>
          </table:table-cell>
          <table:table-cell table:number-columns-repeated="1002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te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3165" calcext:value-type="float">
            <text:p>43 165,00</text:p>
          </table:table-cell>
          <table:table-cell office:value-type="string" calcext:value-type="string">
            <text:p>livres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table:style-name="ce19" table:formula="of:=[.L271]+([.M271]/20)+([.N271]/240)" office:value-type="float" office:value="0.17" calcext:value-type="float">
            <text:p>0,17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7338.05" calcext:value-type="float">
            <text:p>7 338,0500</text:p>
          </table:table-cell>
          <table:table-cell table:formula="of:=[.S271]-[.T271]" office:value-type="float" office:value="-7338.05" calcext:value-type="float">
            <text:p>-7338,05</text:p>
          </table:table-cell>
          <table:table-cell office:value-type="string" calcext:value-type="string">
            <text:p>À 17 L %</text:p>
          </table:table-cell>
          <table:table-cell table:number-columns-repeated="1002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8500" calcext:value-type="float">
            <text:p>8 5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19" table:formula="of:=[.L272]+([.M272]/20)+([.N272]/240)" office:value-type="float" office:value="3.5" calcext:value-type="float">
            <text:p>3,5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29750" calcext:value-type="float">
            <text:p>29 750,0000</text:p>
          </table:table-cell>
          <table:table-cell table:formula="of:=[.S272]-[.T272]" office:value-type="float" office:value="-29750" calcext:value-type="float">
            <text:p>-29750</text:p>
          </table:table-cell>
          <table:table-cell table:number-columns-repeated="1003"/>
        </table:table-row>
        <table:table-row table:style-name="ro1" table:number-rows-repeated="88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19"/>
          <table:table-cell table:number-columns-repeated="1009"/>
        </table:table-row>
        <table:table-row table:style-name="ro1" table:number-rows-repeated="14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19"/>
          <table:table-cell table:number-columns-repeated="1009"/>
        </table:table-row>
        <table:table-row table:style-name="ro1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19"/>
          <table:table-cell table:number-columns-repeated="1009"/>
        </table:table-row>
        <table:table-row table:style-name="ro1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1" table:number-rows-repeated="1045303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3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3:01:52.8277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4M13S</meta:editing-duration>
    <meta:editing-cycles>95</meta:editing-cycles>
    <meta:generator>LibreOffice/5.1.6.2$MacOSX_X86_64 LibreOffice_project/07ac168c60a517dba0f0d7bc7540f5afa45f0909</meta:generator>
    <dc:date>2017-06-16T14:33:41.951975000</dc:date>
    <meta:document-statistic meta:table-count="3" meta:cell-count="4926" meta:object-count="0"/>
    <meta:user-defined meta:name="Info 1"/>
    <meta:user-defined meta:name="Info 2"/>
    <meta:user-defined meta:name="Info 3"/>
    <meta:user-defined meta:name="Info 4"/>
  </office:meta>
</office:document-meta>
</file>